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FreeSans1" svg:font-family="FreeSans" style:font-family-generic="swiss" style:font-pitch="variable"/>
    <style:font-face style:name="Caladea1" svg:font-family="Caladea" style:font-family-generic="system" style:font-pitch="variable"/>
    <style:font-face style:name="Courier1" svg:font-family="Courier" style:font-family-generic="system" style:font-pitch="variable"/>
    <style:font-face style:name="Courier New1" svg:font-family="'Courier New'" style:font-family-generic="system" style:font-pitch="variable"/>
    <style:font-face style:name="FreeSans2" svg:font-family="FreeSans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3" style:family="paragraph" style:parent-style-name="Standard">
      <style:paragraph-properties fo:margin-top="0in" fo:margin-bottom="0in" loext:contextual-spacing="false" fo:line-height="100%" fo:orphans="0" fo:widows="0"/>
    </style:style>
    <style:style style:name="P4" style:family="paragraph" style:parent-style-name="Standard">
      <style:paragraph-properties fo:margin-top="0in" fo:margin-bottom="0in" loext:contextual-spacing="false" fo:line-height="100%" fo:text-align="end" style:justify-single-word="false" fo:orphans="0" fo:widows="0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page"/>
    </style:style>
    <style:style style:name="P6" style:family="paragraph" style:parent-style-name="Standard">
      <style:paragraph-properties fo:margin-top="0in" fo:margin-bottom="0in" loext:contextual-spacing="false" fo:line-height="100%" fo:orphans="0" fo:widows="0" fo:break-before="page"/>
    </style:style>
    <style:style style:name="P7" style:family="paragraph" style:parent-style-name="Standard">
      <style:paragraph-properties fo:margin-top="0in" fo:margin-bottom="0in" loext:contextual-spacing="false" fo:line-height="100%" fo:text-align="end" style:justify-single-word="false" fo:orphans="0" fo:widows="0" fo:break-before="page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orphans="0" fo:widows="0" fo:break-before="page"/>
    </style:style>
    <style:style style:name="P9" style:family="paragraph" style:parent-style-name="Standard">
      <style:paragraph-properties fo:margin-left="0.4925in" fo:margin-right="0in" fo:margin-top="0in" fo:margin-bottom="0in" loext:contextual-spacing="false" fo:line-height="100%" fo:orphans="0" fo:widows="0" fo:text-indent="0in" style:auto-text-indent="false"/>
    </style:style>
    <style:style style:name="P10" style:family="paragraph" style:parent-style-name="Standard">
      <style:text-properties fo:color="#000000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11" style:family="paragraph" style:parent-style-name="Standard">
      <style:paragraph-properties fo:text-align="center" style:justify-single-word="false"/>
      <style:text-properties fo:color="#000000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12" style:family="paragraph" style:parent-style-name="Standard">
      <style:text-properties fo:color="#000000" style:font-name="Courier New" fo:font-size="10pt" fo:font-weight="normal" style:font-name-asian="Courier New1" style:font-size-asian="10pt" style:font-weight-asian="normal" style:font-name-complex="Courier New1" style:font-size-complex="10pt"/>
    </style:style>
    <style:style style:name="P13" style:family="paragraph" style:parent-style-name="Standard">
      <style:paragraph-properties fo:text-align="end" style:justify-single-word="false"/>
      <style:text-properties fo:color="#000000" style:font-name="Courier New" fo:font-size="10pt" fo:font-weight="normal" style:font-name-asian="Courier New1" style:font-size-asian="10pt" style:font-weight-asian="normal" style:font-name-complex="Courier New1" style:font-size-complex="10pt"/>
    </style:style>
    <style:style style:name="P14" style:family="paragraph" style:parent-style-name="Standard">
      <style:text-properties fo:color="#000000" style:font-name="FreeSans" fo:font-size="10pt" fo:font-weight="normal" style:font-name-asian="FreeSans2" style:font-size-asian="10pt" style:font-weight-asian="normal" style:font-name-complex="FreeSans2" style:font-size-complex="10pt"/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fo:color="#000000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  <style:text-properties fo:color="#000000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Courier New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P20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Courier New" fo:font-size="10pt" fo:font-weight="normal" style:font-name-asian="Courier New1" style:font-size-asian="10pt" style:font-weight-asian="normal" style:font-name-complex="Courier New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  <style:text-properties fo:color="#000000" style:font-name="Courier New" fo:font-size="10pt" fo:font-weight="normal" style:font-name-asian="Courier New1" style:font-size-asian="10pt" style:font-weight-asian="normal" style:font-name-complex="Courier New1" style:font-size-complex="10pt"/>
    </style:style>
    <style:style style:name="P22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Courier New" fo:font-size="9pt" fo:font-weight="normal" style:font-name-asian="Courier New1" style:font-size-asian="9pt" style:font-weight-asian="normal" style:font-name-complex="Courier New1" style:font-size-complex="9pt"/>
    </style:style>
    <style:style style:name="P23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Courier New" fo:font-size="9pt" fo:font-weight="bold" style:font-name-asian="Courier New1" style:font-size-asian="9pt" style:font-weight-asian="bold" style:font-name-complex="Courier New1" style:font-size-complex="9pt"/>
    </style:style>
    <style:style style:name="P24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FreeSans" fo:font-size="9pt" fo:font-weight="normal" style:font-name-asian="FreeSans2" style:font-size-asian="9pt" style:font-weight-asian="normal" style:font-name-complex="FreeSans2" style:font-size-complex="9pt"/>
    </style:style>
    <style:style style:name="P25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FreeSans" fo:font-size="9pt" fo:font-weight="bold" style:font-name-asian="FreeSans2" style:font-size-asian="9pt" style:font-weight-asian="bold" style:font-name-complex="FreeSans2" style:font-size-complex="9pt"/>
    </style:style>
    <style:style style:name="P26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FreeSans" fo:font-size="10pt" fo:font-weight="normal" style:font-name-asian="FreeSans2" style:font-size-asian="10pt" style:font-weight-asian="normal" style:font-name-complex="FreeSans2" style:font-size-complex="10pt"/>
    </style:style>
    <style:style style:name="P27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FreeSans" fo:font-size="10pt" fo:font-weight="bold" style:font-name-asian="FreeSans2" style:font-size-asian="10pt" style:font-weight-asian="bold" style:font-name-complex="FreeSans2" style:font-size-complex="10pt"/>
    </style:style>
    <style:style style:name="P28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Courier" fo:font-size="12pt" fo:font-weight="bold" style:font-name-asian="Courier1" style:font-size-asian="12pt" style:font-weight-asian="bold" style:font-name-complex="Courier1" style:font-size-complex="12pt"/>
    </style:style>
    <style:style style:name="P29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FreeSans1" fo:font-size="8pt" fo:font-weight="bold" style:font-name-asian="Courier New1" style:font-size-asian="8pt" style:font-weight-asian="bold" style:font-name-complex="Courier New1" style:font-size-complex="8pt"/>
    </style:style>
    <style:style style:name="P30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FreeSans1" fo:font-size="9pt" fo:font-weight="bold" style:font-name-asian="FreeSans2" style:font-size-asian="9pt" style:font-weight-asian="bold" style:font-name-complex="FreeSans2" style:font-size-complex="9pt"/>
    </style:style>
    <style:style style:name="P31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FreeSans1" fo:font-size="9pt" fo:font-weight="normal" style:font-name-asian="FreeSans2" style:font-size-asian="9pt" style:font-weight-asian="normal" style:font-name-complex="FreeSans2" style:font-size-complex="9pt"/>
    </style:style>
    <style:style style:name="P32" style:family="paragraph" style:parent-style-name="Standard">
      <style:paragraph-properties fo:margin-top="0in" fo:margin-bottom="0in" loext:contextual-spacing="false" fo:line-height="100%" fo:orphans="0" fo:widows="0"/>
    </style:style>
    <style:style style:name="P33" style:family="paragraph" style:parent-style-name="Standard">
      <style:paragraph-properties fo:margin-top="0in" fo:margin-bottom="0in" loext:contextual-spacing="false" fo:line-height="100%" fo:text-align="end" style:justify-single-word="false" fo:orphans="0" fo:widows="0"/>
    </style:style>
    <style:style style:name="P34" style:family="paragraph" style:parent-style-name="Standard">
      <style:paragraph-properties fo:margin-top="0in" fo:margin-bottom="0in" loext:contextual-spacing="false" fo:line-height="100%" fo:orphans="0" fo:widows="0"/>
      <style:text-properties officeooo:rsid="001b4dab" officeooo:paragraph-rsid="001b4dab"/>
    </style:style>
    <style:style style:name="P35" style:family="paragraph" style:parent-style-name="Standard">
      <style:paragraph-properties fo:margin-top="0in" fo:margin-bottom="0in" loext:contextual-spacing="false" fo:line-height="100%" fo:orphans="0" fo:widows="0"/>
      <style:text-properties style:font-name="FreeSans1"/>
    </style:style>
    <style:style style:name="P36" style:family="paragraph" style:parent-style-name="Standard">
      <style:paragraph-properties fo:margin-top="0in" fo:margin-bottom="0in" loext:contextual-spacing="false" fo:line-height="100%" fo:text-align="end" style:justify-single-word="false" fo:orphans="0" fo:widows="0"/>
      <style:text-properties officeooo:rsid="001d9a42" officeooo:paragraph-rsid="001d9a42"/>
    </style:style>
    <style:style style:name="P37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fo:orphans="0" fo:widows="0" style:page-number="1"/>
      <style:text-properties fo:color="#000000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38" style:family="paragraph" style:parent-style-name="Standard">
      <style:paragraph-properties fo:margin-top="0in" fo:margin-bottom="0in" loext:contextual-spacing="false" fo:line-height="100%" fo:orphans="0" fo:widows="0" fo:break-before="page"/>
      <style:text-properties style:font-name="FreeSans1"/>
    </style:style>
    <style:style style:name="P39" style:family="paragraph" style:parent-style-name="Standard">
      <style:paragraph-properties fo:margin-top="0in" fo:margin-bottom="0in" loext:contextual-spacing="false" fo:line-height="100%" fo:orphans="0" fo:widows="0" fo:break-before="page"/>
      <style:text-properties fo:color="#000000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40" style:family="paragraph" style:parent-style-name="Standard">
      <style:paragraph-properties fo:margin-top="0in" fo:margin-bottom="0in" loext:contextual-spacing="false" fo:line-height="100%" fo:orphans="0" fo:widows="0" fo:padding="0.0291in" fo:border-left="none" fo:border-right="none" fo:border-top="none" fo:border-bottom="0.99pt solid #000000" style:join-border="false"/>
    </style:style>
    <style:style style:name="P41" style:family="paragraph" style:parent-style-name="Standard">
      <style:paragraph-properties fo:margin-left="0.4925in" fo:margin-right="0in" fo:margin-top="0in" fo:margin-bottom="0in" loext:contextual-spacing="false" fo:line-height="100%" fo:orphans="0" fo:widows="0" fo:text-indent="0in" style:auto-text-indent="false"/>
      <style:text-properties fo:color="#000000" style:font-name="Courier New" fo:font-size="10pt" fo:font-weight="normal" style:font-name-asian="Courier New1" style:font-size-asian="10pt" style:font-weight-asian="normal" style:font-name-complex="Courier New1" style:font-size-complex="10pt"/>
    </style:style>
    <style:style style:name="P42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  <style:text-properties fo:color="#000000" style:font-name="FreeSans" fo:font-size="9pt" fo:font-weight="normal" style:font-name-asian="FreeSans2" style:font-size-asian="9pt" style:font-weight-asian="normal" style:font-name-complex="FreeSans2" style:font-size-complex="9pt"/>
    </style:style>
    <style:style style:name="P43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  <style:text-properties fo:color="#000000" style:font-name="FreeSans" fo:font-size="10pt" fo:font-weight="normal" style:font-name-asian="FreeSans2" style:font-size-asian="10pt" style:font-weight-asian="normal" style:font-name-complex="FreeSans2" style:font-size-complex="10pt"/>
    </style:style>
    <style:style style:name="P44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0in" style:auto-text-indent="false"/>
      <style:text-properties fo:color="#000000" style:font-name="FreeSans1" fo:font-size="9pt" fo:font-weight="normal" style:font-name-asian="FreeSans2" style:font-size-asian="9pt" style:font-weight-asian="normal" style:font-name-complex="FreeSans2" style:font-size-complex="9pt"/>
    </style:style>
    <style:style style:name="P45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  <style:text-properties fo:color="#000000" style:font-name="FreeSans1" fo:font-size="9pt" fo:font-weight="normal" style:font-name-asian="FreeSans2" style:font-size-asian="9pt" style:font-weight-asian="normal" style:font-name-complex="FreeSans2" style:font-size-complex="9pt"/>
    </style:style>
    <style:style style:name="P46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</style:style>
    <style:style style:name="P47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0in" style:auto-text-indent="false"/>
      <style:text-properties style:font-name="FreeSans1"/>
    </style:style>
    <style:style style:name="P48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  <style:text-properties style:font-name="FreeSans1"/>
    </style:style>
    <style:style style:name="T1" style:family="text">
      <style:text-properties fo:color="#000000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T2" style:family="text">
      <style:text-properties fo:color="#000000" style:font-name="Courier New" fo:font-size="10pt" fo:font-weight="bold" fo:background-color="#fff2cc" loext:char-shading-value="0" style:font-name-asian="Courier New1" style:font-size-asian="10pt" style:font-weight-asian="bold" style:font-name-complex="Courier New1" style:font-size-complex="10pt"/>
    </style:style>
    <style:style style:name="T3" style:family="text">
      <style:text-properties fo:color="#000000" style:font-name="Courier New" fo:font-size="10pt" fo:font-weight="normal" style:font-name-asian="Courier New1" style:font-size-asian="10pt" style:font-weight-asian="normal" style:font-name-complex="Courier New1" style:font-size-complex="10pt"/>
    </style:style>
    <style:style style:name="T4" style:family="text">
      <style:text-properties fo:color="#000000" style:font-name="Courier New" fo:font-size="10pt" fo:font-weight="normal" officeooo:rsid="001b4dab" style:font-name-asian="Courier New1" style:font-size-asian="10pt" style:font-weight-asian="normal" style:font-name-complex="Courier New1" style:font-size-complex="10pt"/>
    </style:style>
    <style:style style:name="T5" style:family="text">
      <style:text-properties fo:color="#000000" style:font-name="Courier New" fo:font-size="10pt" fo:font-weight="normal" fo:background-color="#fff2cc" loext:char-shading-value="0" style:font-name-asian="Courier New1" style:font-size-asian="10pt" style:font-weight-asian="normal" style:font-name-complex="Courier New1" style:font-size-complex="10pt"/>
    </style:style>
    <style:style style:name="T6" style:family="text">
      <style:text-properties fo:color="#000000" style:font-name="FreeSans" fo:font-size="9pt" fo:font-weight="normal" style:font-name-asian="FreeSans2" style:font-size-asian="9pt" style:font-weight-asian="normal" style:font-name-complex="FreeSans2" style:font-size-complex="9pt"/>
    </style:style>
    <style:style style:name="T7" style:family="text">
      <style:text-properties fo:color="#000000" style:font-name="FreeSans" fo:font-size="10pt" fo:font-weight="normal" style:font-name-asian="FreeSans2" style:font-size-asian="10pt" style:font-weight-asian="normal" style:font-name-complex="FreeSans2" style:font-size-complex="10pt"/>
    </style:style>
    <style:style style:name="T8" style:family="text">
      <style:text-properties fo:color="#000000" style:font-name="FreeSans" fo:font-size="10pt" fo:font-weight="normal" officeooo:rsid="001c61ae" style:font-name-asian="FreeSans2" style:font-size-asian="10pt" style:font-weight-asian="normal" style:font-name-complex="FreeSans2" style:font-size-complex="10pt"/>
    </style:style>
    <style:style style:name="T9" style:family="text">
      <style:text-properties fo:color="#000000" fo:font-weight="normal" style:font-weight-asian="normal"/>
    </style:style>
    <style:style style:name="T10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T11" style:family="text">
      <style:text-properties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T12" style:family="text">
      <style:text-properties style:font-name="FreeSans" fo:font-size="9pt" style:font-name-asian="FreeSans2" style:font-size-asian="9pt" style:font-name-complex="FreeSans2" style:font-size-complex="9pt"/>
    </style:style>
    <style:style style:name="T13" style:family="text">
      <style:text-properties style:font-name="FreeSans" fo:font-size="10pt" style:font-name-asian="FreeSans2" style:font-size-asian="10pt" style:font-name-complex="FreeSans2" style:font-size-complex="10pt"/>
    </style:style>
    <style:style style:name="T14" style:family="text">
      <style:text-properties officeooo:rsid="001b4dab"/>
    </style:style>
    <style:style style:name="T15" style:family="text">
      <style:text-properties officeooo:rsid="001c61ae"/>
    </style:style>
    <style:style style:name="T16" style:family="text">
      <style:text-properties fo:background-color="#ffff00" loext:char-shading-value="0"/>
    </style:style>
    <style:style style:name="T17" style:family="text">
      <style:text-properties officeooo:rsid="001d9a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CONFIDENTIAL/SENSITIVE SOURCE</text:p>
      <text:p text:style-name="P3"/>
      <text:p text:style-name="P16">COMPANY INTELLIGENCE REPORT 2016/080</text:p>
      <text:p text:style-name="P3"/>
      <text:p text:style-name="P16">US PRESIDENTIAL ELECTION: REPUBLICAN CANDIDATE DONALD TRUMP’S</text:p>
      <text:p text:style-name="P16">ACTIVITIES IN RUSSIA AND COMPROMISING RELATIONSHIP WITH THE</text:p>
      <text:p text:style-name="P16">KREMLIN</text:p>
      <text:p text:style-name="P3"/>
      <text:p text:style-name="P16">Summary</text:p>
      <text:p text:style-name="P3"/>
      <text:p text:style-name="P3"/>
      <text:p text:style-name="P41">Russian regime has been cultivating, supporting and assisting TRUMP for </text:p>
      <text:p text:style-name="P41">at least 5 years. Aim, endorsed by PUTIN, has been to encourage splits and</text:p>
      <text:p text:style-name="P41">divisions in western alliance</text:p>
      <text:p text:style-name="P9"/>
      <text:p text:style-name="P41">So far TRUMP has declined various sweetener real estate business deals</text:p>
      <text:p text:style-name="P41">offered him in Russia in order to further the Kremlin's cultivation of him.</text:p>
      <text:p text:style-name="P41">However he and his inner circle have accepted a regular flow of</text:p>
      <text:p text:style-name="P41">intelligence from the Kremlin. including on his Democratic and other</text:p>
      <text:p text:style-name="P41">political rivals</text:p>
      <text:p text:style-name="P9"/>
      <text:p text:style-name="P41">Former top Russian intelligence officer claims FSB has compromised</text:p>
      <text:p text:style-name="P41">TRUMP through his activities in Moscow sufficiently to be able to</text:p>
      <text:p text:style-name="P41">blackmail him. According to several knowledgeable sources, his conduct</text:p>
      <text:p text:style-name="P41">in Moscow has included perverted sexual acts which have been</text:p>
      <text:p text:style-name="P41">arranged/monitored by the FSB</text:p>
      <text:p text:style-name="P9"/>
      <text:p text:style-name="P41">A dossier of compromising material on Hillary CLINTON has been collated</text:p>
      <text:p text:style-name="P41">by the Russian Intelligence Services over many years and mainly</text:p>
      <text:p text:style-name="P41">comprises bugged conversations she had on various visits to Russia and</text:p>
      <text:p text:style-name="P41">intercepted phone calls rather than any embarrassing conduct. The</text:p>
      <text:p text:style-name="P41">dossier is controlled by Kremlin spokesman, PESKOV, directly on PUTIN's</text:p>
      <text:p text:style-name="P41">orders. However it has not as yet been distributed abroad, including to</text:p>
      <text:p text:style-name="P41">TRUMP. Russian intentions for its deployment still unclear</text:p>
      <text:p text:style-name="P3"/>
      <text:p text:style-name="P16">Detail</text:p>
      <text:p text:style-name="P3"/>
      <text:p text:style-name="P20">1.</text:p>
      <text:p text:style-name="P41">Speaking to a trusted compatriot in June 2016 sources A and B, a senior</text:p>
      <text:p text:style-name="P41">Russian Foreign Ministry figure and a former top level Russian</text:p>
      <text:p text:style-name="P41">intelligence officer still active inside the Kremlin respectively, the Russian</text:p>
      <text:p text:style-name="P41">authorities had been cultivating and supporting US Republican</text:p>
      <text:p text:style-name="P41">presidential candidate, Donald TRUMP for at least 5 years. Source B</text:p>
      <text:p text:style-name="P41">asserted that the TRUMP operation was both supported and directed by</text:p>
      <text:p text:style-name="P41">Russian President Vladimir PUTIN. Its aim was to sow discord and</text:p>
      <text:p text:style-name="P3"/>
      <text:p text:style-name="P3"/>
      <text:p text:style-name="P3"/>
      <text:p text:style-name="P3"/>
      <text:p text:style-name="P3"/>
      <text:p text:style-name="P17">CONFIDENTIAL/SENSITIVE SOURCE</text:p>
      <text:p text:style-name="Standard"/>
      <text:p text:style-name="P5"/>
      <text:p text:style-name="P17">CONFIDENTIAL/SENSITIVE SOURCE</text:p>
      <text:p text:style-name="P3"/>
      <text:p text:style-name="P20">disunity both within the US itself, but more especially within the</text:p>
      <text:p text:style-name="P20">Transatlantic alliance which was viewed as inimical to Russia‘s interests.</text:p>
      <text:p text:style-name="P20">Source C, a senior Russian financial ofﬁcial said the TRUMP operation</text:p>
      <text:p text:style-name="P20">should be seen in terms of PUTIN's desire to return to Nineteenth</text:p>
      <text:p text:style-name="P20">Century ‘Great Power’ politics anchored upon countries' interests rather</text:p>
      <text:p text:style-name="P20">than the ideals-based international order established after World War</text:p>
      <text:p text:style-name="P20">Two. the had overheard PUTIN talking in this way to close associates 0n</text:p>
      <text:p text:style-name="P20">several occasions.</text:p>
      <text:p text:style-name="P3"/>
      <text:p text:style-name="P20">2.</text:p>
      <text:p text:style-name="P20">In terms of specifics, Source A conﬁded that the Kremlin had been feeding</text:p>
      <text:p text:style-name="P20">TRUMP and his team valuable intelligence on his opponents, including</text:p>
      <text:p text:style-name="P20">Democratic presidential candidate Hillary CLINTON, for several years</text:p>
      <text:p text:style-name="P20">(see more below). This was confirmed by Source D, a close associate of</text:p>
      <text:p text:style-name="P20">TRUMP who had organized and managed his recent trips to Moscow, and</text:p>
      <text:p text:style-name="P20">who reported, also in June 2016, that this Russian intelligence had been</text:p>
      <text:p text:style-name="P20">“very helpful". The Kremlin's cultivation operation on TRUMP else had</text:p>
      <text:p text:style-name="P20">comprised offering him various lucrative real estate development</text:p>
      <text:p text:style-name="P20">business deals in Russia, especially in relation to the ongoing 20718 World</text:p>
      <text:p text:style-name="P20">Cup soccer tournament. However, so far, for reasons unknown, TRUMP</text:p>
      <text:p text:style-name="P20">had not taken up any of these</text:p>
      <text:p text:style-name="P3"/>
      <text:p text:style-name="P20">3.</text:p>
      <text:p text:style-name="P20">However, there were other aspects to TRUMP's engagement with the</text:p>
      <text:p text:style-name="P3"><text:span text:style-name="T3">Russian authorities. One which had borne fruit for them was to e</text:span><text:span text:style-name="T10">x</text:span><text:span text:style-name="T3">ploit</text:span></text:p>
      <text:p text:style-name="P20">TRUMP's personal obsessions and sexual perversion in order to obtain</text:p>
      <text:p text:style-name="P20">suitable ’kompromat’ [compromising material] on him. According to</text:p>
      <text:p text:style-name="P3"><text:span text:style-name="T3">Source D, where s/he had been present, TRUM</text:span><text:span text:style-name="T10">P’</text:span><text:span text:style-name="T3">s </text:span><text:span text:style-name="T4">(</text:span><text:span text:style-name="T3">perverted) conduct in</text:span></text:p>
      <text:p text:style-name="P20">Moscow included hiring the presidential suite of the Ritz Carlton </text:p>
      <text:p text:style-name="P3"><text:span text:style-name="T3">where he knew President and Mrs </text:span><text:span text:style-name="T10">OB</text:span><text:span text:style-name="T3">AMA </text:span><text:span text:style-name="T10">(</text:span><text:span text:style-name="T3">whom 'he hated) had-stayed</text:span></text:p>
      <text:p text:style-name="P20">on one of their official trips to Russia, and 'defiling the bed where ﬁts-wind</text:p>
      <text:p text:style-name="P3"><text:span text:style-name="T3">slept by employing a number of prostitutes to</text:span><text:span text:style-name="T10"> </text:span><text:span text:style-name="T3">perf</text:span><text:span text:style-name="T10">orm </text:span><text:span text:style-name="T3">a.'golden. showers</text:span><text:span text:style-name="T10">’</text:span></text:p>
      <text:p text:style-name="P3"><text:span text:style-name="T3">(urination) show in front of him. The hotel w</text:span><text:span text:style-name="T10">as kno</text:span><text:span text:style-name="T3">wn</text:span><text:span text:style-name="T10"> </text:span><text:span text:style-name="T3">to be under </text:span><text:span text:style-name="T10">FSB</text:span></text:p>
      <text:p text:style-name="P3"><text:span text:style-name="T3">control with microphones and concealed</text:span><text:span text:style-name="T10"> cameras in </text:span><text:span text:style-name="T3">all the main rooms</text:span></text:p>
      <text:p text:style-name="P20">to record anything they wanted to.</text:p>
      <text:p text:style-name="P3"/>
      <text:p text:style-name="P20">4.</text:p>
      <text:p text:style-name="P20">The Moscow Ritz Carlton episode involving TRUMP reported above was</text:p>
      <text:p text:style-name="P20">confirmed by Source E,___________________________________________,</text:p>
      <text:p text:style-name="P20">who said that s/he and several of the staff were aware of it at the time</text:p>
      <text:p text:style-name="P20">and subsequently. S/he believed it had happened in 2013. Source E</text:p>
      <text:p text:style-name="P20">provided an introduction for a company ethnic Russian operative to</text:p>
      <text:p text:style-name="P20">Source F. a female staffer at the hotel when TRUMP had stayed there, who</text:p>
      <text:p text:style-name="P3"><text:span text:style-name="T3">also conﬁrmed the story. Speaking separately in </text:span><text:span text:style-name="T10">J</text:span><text:span text:style-name="T3">une 2016, Source B (the</text:span></text:p>
      <text:p text:style-name="P20">former top level Russian intelligence officer) asserted that TRUMP's</text:p>
      <text:p text:style-name="P3"><text:span text:style-name="T10">unorthodox</text:span><text:span text:style-name="T3"> behavior in Russia over the years had provided the </text:span></text:p>
      <text:p text:style-name="P20">authorities there with enough embarrassing material on the now</text:p>
      <text:p text:style-name="P20">Republican presidential candidate to be able to blackmail him if they </text:p>
      <text:p text:style-name="P20">wished.</text:p>
      <text:p text:style-name="P3"/>
      <text:p text:style-name="P20">5.</text:p>
      <text:p text:style-name="P20">Asked about the Kremlin's reported intelligence feed to TRUMP over</text:p>
      <text:p text:style-name="P20">recent years and rumours about a Russian dossier of ‘kompromat' on</text:p>
      <text:p text:style-name="P3"/>
      <text:p text:style-name="P17">CONFIDENTIAL/SENSITIVE SOURCE</text:p>
      <text:p text:style-name="Standard"/>
      <text:p text:style-name="P6"/>
      <text:p text:style-name="P17">CONFIDENTIAL/SENSITIVE SOURCE</text:p>
      <text:p text:style-name="P3"/>
      <text:p text:style-name="P41">Hillary CLINTON (being circulated), Source B confirmed the file's</text:p>
      <text:p text:style-name="P41">existence. S/he confided in a trusted compatriot that it had been collated</text:p>
      <text:p text:style-name="P41">by Department K of the FSB for many years, dating back to her husband</text:p>
      <text:p text:style-name="P41">Bill’s presidency, and comprised mainly eavesdropped conversations of</text:p>
      <text:p text:style-name="P41">various sorts rather than details/evidence of unorthodox or</text:p>
      <text:p text:style-name="P41">embarrassing behavior. Some of the conversations were from bugged</text:p>
      <text:p text:style-name="P41">comments CLINTON had made on her various trips to Russia and focused</text:p>
      <text:p text:style-name="P41">on things she had said which contradicted her current position on various</text:p>
      <text:p text:style-name="P41">issues. Others were most probably from phone intercepts.</text:p>
      <text:p text:style-name="P3"/>
      <text:p text:style-name="P20">6.</text:p>
      <text:p text:style-name="P41">Continuing on this theme, Source G, a senior Kremlin official, confided</text:p>
      <text:p text:style-name="P41">that the CLINTON dossier was controlled exclusively by chief Kremlin</text:p>
      <text:p text:style-name="P41">spokesman, Dmitriy PESKOV, who was responsible for</text:p>
      <text:p text:style-name="P41">compiling/handling it on the explicit instructions of PUTIN himself. The</text:p>
      <text:p text:style-name="P41">dossier however had not as yet been made available abroad, including to</text:p>
      <text:p text:style-name="P41">TRUMP or his campaign team. At present it was unclear what PUT<text:span text:style-name="T14">I</text:span>N's</text:p>
      <text:p text:style-name="P41">intentions were in this regard.</text:p>
      <text:p text:style-name="P3"/>
      <text:p text:style-name="P16">20 June 2016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CONFIDENTIAL/SENSITIVE SOURCE</text:p>
      <text:p text:style-name="P5"/>
      <text:p text:style-name="P2"/>
      <text:p text:style-name="P17">CONFIDENTIAL/SENSITIVE SOURCE</text:p>
      <text:p text:style-name="P3"/>
      <text:p text:style-name="P16">COMPANY INTELLIGENCE REPORT 2016/086</text:p>
      <text:p text:style-name="P3"/>
      <text:p text:style-name="P3"><text:span text:style-name="T1">RUSSIA/</text:span><text:span text:style-name="T2">CYBER</text:span><text:span text:style-name="T1"> CRIME: A SYNOPSIS OF RUSSIAN STATE SPONSORED AND</text:span></text:p>
      <text:p text:style-name="P16">OTHER CYBER OFFENSIVE (CRIMINAL) OPERATIONS</text:p>
      <text:p text:style-name="P3"/>
      <text:p text:style-name="P16">Summary</text:p>
      <text:p text:style-name="P3"/>
      <text:p text:style-name="P41">Russia has extensive programme of state-sponsored offensive cyber</text:p>
      <text:p text:style-name="P41">operations. External targets include foreign governments and big</text:p>
      <text:p text:style-name="P41">corporations, especially banks. FSB leads on cyber within Russian</text:p>
      <text:p text:style-name="P41">apparatus. Limited success in attacking top foreign targets like G7</text:p>
      <text:p text:style-name="P41">governments, security services and <text:span text:style-name="T14">I</text:span>FIs but much more on second tier</text:p>
      <text:p text:style-name="P41">ones through IT back doors, using corporate and other visitors to Russia</text:p>
      <text:p text:style-name="P9"/>
      <text:p text:style-name="P41">FSB often uses coercion and blackmail to recruit most capable cyber</text:p>
      <text:p text:style-name="P41">operatives in Russia into its state-sponsored programmes. Heavy use also,</text:p>
      <text:p text:style-name="P41">both wittingly and unwittingly, of CIS emigres working in western</text:p>
      <text:p text:style-name="P41">corporations and ethnic Russians employed by neighbouring</text:p>
      <text:p text:style-name="P41">governments e.g. Latvia</text:p>
      <text:p text:style-name="P9"/>
      <text:p text:style-name="P41">Example cited of successful Russian cyber operation targeting senior</text:p>
      <text:p text:style-name="P41">Western business visitor. Provided back door into important Western</text:p>
      <text:p text:style-name="P41">institutions.</text:p>
      <text:p text:style-name="P9"/>
      <text:p text:style-name="P41">Example given of US citizen of Russian origin approached by FSB and</text:p>
      <text:p text:style-name="P41">offered incentive of "investment" in his business when visiting Moscow.</text:p>
      <text:p text:style-name="P9"/>
      <text:p text:style-name="P41">Problems however for Russian authorities themselves in countering local</text:p>
      <text:p text:style-name="P41">hackers and cyber criminals, operating outside state control. Central Bank</text:p>
      <text:p text:style-name="P41">claims there were over 20 serious attacks on correspondent accounts</text:p>
      <text:p text:style-name="P41">held by CBR in 2015, comprising Roubles several billion in fraud</text:p>
      <text:p text:style-name="P9"/>
      <text:p text:style-name="P41">Some details given of leading non-state Russian cyber criminal groups</text:p>
      <text:p text:style-name="P3"/>
      <text:p text:style-name="P20">Details</text:p>
      <text:p text:style-name="P3"/>
      <text:p text:style-name="P20">1. </text:p>
      <text:p text:style-name="P41">Speaking in June 2016, a number of Russian figures with a detailed</text:p>
      <text:p text:style-name="P41">knowledge of national cyber crime, both state-sponsored and otherwise,</text:p>
      <text:p text:style-name="P41">outlined the current situation in this area. A former senior intelligence</text:p>
      <text:p text:style-name="P41">officer divided Russian state-sponsored offensive cyber operations into</text:p>
      <text:p text:style-name="P41">four categories (in order of priority):- targeting foreign, especially</text:p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CONFIDENTIAL/SENSITIVE SOURCE</text:p>
      <text:p text:style-name="P5"/>
      <text:p text:style-name="P2"/>
      <text:p text:style-name="P17">CONFIDENTIAL/SENSITIVE SOURCE</text:p>
      <text:p text:style-name="P3"/>
      <text:p text:style-name="P41">western governments; penetrating leading foreign business corporation<text:span text:style-name="T14">s</text:span>,</text:p>
      <text:p text:style-name="P41">especially banks; domestic monitoring of the elite; and attacking political</text:p>
      <text:p text:style-name="P41">opponents both at home and abroad. The former intelligence officer</text:p>
      <text:p text:style-name="P41">reported that the Federal Security Service (FSB) was the lead '</text:p>
      <text:p text:style-name="P41">organization within the Russian state apparatus for cyber operations.</text:p>
      <text:p text:style-name="P3"/>
      <text:p text:style-name="P20">2.</text:p>
      <text:p text:style-name="P41">In terms of the success of Russian offensive cyber operations to date, a</text:p>
      <text:p text:style-name="P41">senior government figure reported that there had been only limited</text:p>
      <text:p text:style-name="P41">success in penetrating the "first tier’ foreign targets. These comprised</text:p>
      <text:p text:style-name="P41">western (especially G7 and NATO) governments, security and intelligence</text:p>
      <text:p text:style-name="P41">services and central banks, and the IFIs. To compensate for this shortfall,</text:p>
      <text:p text:style-name="P41">massive effort had been invested, with much greater success, in attacking</text:p>
      <text:p text:style-name="P41">the "secondary targets", particularly western private banks and the '</text:p>
      <text:p text:style-name="P41">governments of smaller states allied to the West. S/he mentioned Latvia</text:p>
      <text:p text:style-name="P41">in this regard. Hundreds of agents, either consciously cooperating with</text:p>
      <text:p text:style-name="P41">the FSB or whose personal and professional IT systems had been</text:p>
      <text:p text:style-name="P41">unwittingly compromised, were recruited. Many were people who had</text:p>
      <text:p text:style-name="P41">ethnic and family ties to Russia and/or had been incentivized financially</text:p>
      <text:p text:style-name="P41">to cooperate. Such people often would receive monetary inducements or</text:p>
      <text:p text:style-name="P41">contractual favours from the Russian state or its agents in return. This</text:p>
      <text:p text:style-name="P41">had created difficulties for parts of the Russian state apparatus in</text:p>
      <text:p text:style-name="P41">obliging/indulging them e.g. the Central Bank of Russia knowingly having</text:p>
      <text:p text:style-name="P41">to cover up for such agents' money laundering operations through the</text:p>
      <text:p text:style-name="P41">Russian financial system.</text:p>
      <text:p text:style-name="P3"/>
      <text:p text:style-name="P20">3.</text:p>
      <text:p text:style-name="P41">In terms of the FSB's recruitment of capable cyber operatives to carry out</text:p>
      <text:p text:style-name="P41">its, ideally deniable, offensive cyber operations, a Russian IT specialist</text:p>
      <text:p text:style-name="P41">with direct knowledge reported in June 2016 that this was often done</text:p>
      <text:p text:style-name="P41">using coercion and blackmail. In terms of 'foreign' agents, the FSB was</text:p>
      <text:p text:style-name="P41">approaching US citizens of Russian (Jewish) origin on business trips to</text:p>
      <text:p text:style-name="P41">Russia. In one case a US citizen of Russian ethnicity had been visiting</text:p>
      <text:p text:style-name="P41">Moscow to attract investors in his new information technology program.</text:p>
      <text:p text:style-name="P41">The FSB clearly knew this and had offered to provide seed capital to this</text:p>
      <text:p text:style-name="P41">person in return for them being able to access and modify his IP, with a</text:p>
      <text:p text:style-name="P41">view to targeting priority foreign targets by planting a Trojan virus in the</text:p>
      <text:p text:style-name="P41">software. The US visitor was told this was common practice. The FSB also</text:p>
      <text:p text:style-name="P41">had implied significant operational success as a result of installing cheap</text:p>
      <text:p text:style-name="P41">Russian IT games containing their own malware unwittingly by targets</text:p>
      <text:p text:style-name="P41">on their PCs and other platforms.</text:p>
      <text:p text:style-name="P3"/>
      <text:p text:style-name="P20">4.</text:p>
      <text:p text:style-name="P41">In a more advanced and successful FSB operation, an IT operator inside a</text:p>
      <text:p text:style-name="P41">leading Russian SOE, who previously had been employed on conventional</text:p>
      <text:p text:style-name="P41">(defensive) IT work there, had been under instruction for the last year to</text:p>
      <text:p text:style-name="P41">conduct an offensive cyber operation against a foreign director of the</text:p>
      <text:p text:style-name="P41">company. Although the latter was apparently an infrequent visitor to</text:p>
      <text:p text:style-name="P41">Russia, the FSB now successfully had penetrated his personal IT and</text:p>
      <text:p text:style-name="P41">through this had managed to access various important institutions in the</text:p>
      <text:p text:style-name="P41">West through the back door.</text:p>
      <text:p text:style-name="P3"/>
      <text:p text:style-name="P10">CONFIDENTIAL/SENSITIVE SOURCE</text:p>
      <text:p text:style-name="P5"/>
      <text:p text:style-name="P2"/>
      <text:p text:style-name="P17">CONFIDENTIAL/SENSITIVE SOURCE</text:p>
      <text:p text:style-name="P3"/>
      <text:p text:style-name="P20">5. </text:p>
      <text:p text:style-name="P20">In terms of other technical IT platforms, an FSB cyber operative flagged</text:p>
      <text:p text:style-name="P20">up the ’Telegram' enciphered commercial system as having been of</text:p>
      <text:p text:style-name="P20">especial concern and therefore heavily targeted by the FSB, not least</text:p>
      <text:p text:style-name="P20">because it was used frequently by Russian internal political activists and</text:p>
      <text:p text:style-name="P20">oppositionists. His/her understanding was that the FSB now successfully</text:p>
      <text:p text:style-name="P20">had cracked this communications software and therefore it was no longer</text:p>
      <text:p text:style-name="P20">secure to use.</text:p>
      <text:p text:style-name="P3"/>
      <text:p text:style-name="P20">6. </text:p>
      <text:p text:style-name="P20">The senior Russian government figure cited above also reported that</text:p>
      <text:p text:style-name="P20">non-state sponsored cyber crime was becoming an increasing problem</text:p>
      <text:p text:style-name="P20">inside Russia for the government and authorities there. The Central Bank</text:p>
      <text:p text:style-name="P20">of Russia claimed that in 2015 alone there had been more than 20</text:p>
      <text:p text:style-name="P20">attempts at serious cyber embezzlement of money from corresponding</text:p>
      <text:p text:style-name="P20">accounts held there, comprising several billions Roubles. More generally,</text:p>
      <text:p text:style-name="P20">s/he understood there were circa 15 major organised crime groups in the</text:p>
      <text:p text:style-name="P20">country involved in cyber crime, all of which continued to operate largely</text:p>
      <text:p text:style-name="P20">outside state and FSB control. These included the so-called ‘Anunak',</text:p>
      <text:p text:style-name="P20">'Buktrap‘ and 'Metel' organisations.</text:p>
      <text:p text:style-name="P3"/>
      <text:p text:style-name="P16">26 July 2015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CONFIDENTIAL/SENSITIVE SOURCE</text:p>
      <text:p text:style-name="P5"/>
      <text:p text:style-name="P16">COMPANY INTELLIGENCE REPORT 2016/095</text:p>
      <text:p text:style-name="P3"/>
      <text:p text:style-name="P16">RUSSIA/US PRESIDENTIAL ELECTION: FURTHER INDICATIONS OF</text:p>
      <text:p text:style-name="P16">EXTENSIVE CONSPIRACY BETWEEN TRUMP'S CAMPAIGN TEAM AND THE</text:p>
      <text:p text:style-name="P16">KREMLIN</text:p>
      <text:p text:style-name="P3"/>
      <text:p text:style-name="P16">Summary</text:p>
      <text:p text:style-name="P3"/>
      <text:p text:style-name="P41">Further evidence of extensive conspiracy between TRUMP's campaign</text:p>
      <text:p text:style-name="P41">team and Kremlin, sanctioned at highest levels and involving Russian</text:p>
      <text:p text:style-name="P41">diplomatic staff based in the US</text:p>
      <text:p text:style-name="P9"/>
      <text:p text:style-name="P41">TRUMP associate admits Kremlin behind recent appearance of DNC e-</text:p>
      <text:p text:style-name="P41">mails on WikiLeaks, as means of maintaining plausible deniability</text:p>
      <text:p text:style-name="P9"/>
      <text:p text:style-name="P41">Agreed exchange of information established in both directions. TRUMP's</text:p>
      <text:p text:style-name="P41">team using moles within DNC and hackers in the US as well as outside in</text:p>
      <text:p text:style-name="P41">Russia. PUTIN motivated by fear and hatred of Hillary CLINTON. Russians</text:p>
      <text:p text:style-name="P41">receiving intel from TRUMP's team on Russian oligarchs and their families</text:p>
      <text:p text:style-name="P41">in US</text:p>
      <text:p text:style-name="P9"/>
      <text:p text:style-name="P41">Mechanism for transmitting this intelligence involves "pension"</text:p>
      <text:p text:style-name="P41">disbursements to Russian emigres living in US as cover, using consular</text:p>
      <text:p text:style-name="P41">officials in New York, DC and Miami</text:p>
      <text:p text:style-name="P9"/>
      <text:p text:style-name="P41">Suggestion from source close to TRUMP and MANAFORT that Republican</text:p>
      <text:p text:style-name="P41">campaign team happy to have Russia as media bogeyman to mask more</text:p>
      <text:p text:style-name="P41">extensive corrupt business ties to China and other emerging countries</text:p>
      <text:p text:style-name="P9"/>
      <text:p text:style-name="P9"/>
      <text:p text:style-name="P3"/>
      <text:p text:style-name="P16">Detail</text:p>
      <text:p text:style-name="P3"/>
      <text:p text:style-name="P20">1. </text:p>
      <text:p text:style-name="P9"><text:span text:style-name="T3">Speaking in conﬁdence to a compatriot in late </text:span><text:span text:style-name="T10">J</text:span><text:span text:style-name="T3">uly 2016, Source B, an</text:span></text:p>
      <text:p text:style-name="P41">ethnic Russian close associate of Republican US presidential candidate</text:p>
      <text:p text:style-name="P41">Donald TRUMP, admitted that there was a well-developed conspiracy of</text:p>
      <text:p text:style-name="P41">.co-operation between them and the Russian leadership. This was</text:p>
      <text:p text:style-name="P41">managed on the TRUMP side by the Republican candidate’s campaign</text:p>
      <text:p text:style-name="P41">manager, Paul MANAFORT, who was using foreign policy advisor, Carter</text:p>
      <text:p text:style-name="P41">PAGE, and others as intermediaries. The two sides had a mutual interest</text:p>
      <text:p text:style-name="P41">in defeating Democratic presidential candidate Hillary CLINTON, whom</text:p>
      <text:p text:style-name="P41">President PUTIN apparently both hated and feared.</text:p>
      <text:p text:style-name="P3"/>
      <text:p text:style-name="P20">2. </text:p>
      <text:p text:style-name="P41">Inter alia, Source E, acknowledged that the Russian regime had been</text:p>
      <text:p text:style-name="P41">behind the recent leak of embarrassing e-mail messages, emanating from</text:p>
      <text:p text:style-name="P41">the Democratic National Committee (DNC), to the WikiLeaks platform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CONFIDENTIAL/SENSITIVE SOURCE</text:p>
      <text:p text:style-name="P5"/>
      <text:p text:style-name="P2"/>
      <text:p text:style-name="P17">CONFIDENTIAL/SENSITIVE SOURCE</text:p>
      <text:p text:style-name="P3"/>
      <text:p text:style-name="P3"/>
      <text:p text:style-name="P20">The reason for using WikiLeaks was "plausible deniability” and the</text:p>
      <text:p text:style-name="P20">operation had been conducted with the full knowledge and support of</text:p>
      <text:p text:style-name="P20">TRUMP and senior members of his campaign team. In return the TRUMP</text:p>
      <text:p text:style-name="P20">team had agreed to sideline Russian intervention in Ukraine as a</text:p>
      <text:p text:style-name="P20">campaign issue and to raise US/NATO defence commitments in the</text:p>
      <text:p text:style-name="P20">Baltics and Eastern Europe to deﬂect attention away from Ukraine, 3</text:p>
      <text:p text:style-name="P20">priority for PUTIN who needed to cauterise the subject.</text:p>
      <text:p text:style-name="P3"/>
      <text:p text:style-name="P20">3.</text:p>
      <text:p text:style-name="P20">In the wider context of TRUMP campaign/Kremlin co-operation, Source E</text:p>
      <text:p text:style-name="P20">claimed that the intelligence network being used against CLINTON</text:p>
      <text:p text:style-name="P20">comprised three elements. Firstly there were agents /facilitators within</text:p>
      <text:p text:style-name="P20">the Democratic Party structure itself; secondly Russian émigré and</text:p>
      <text:p text:style-name="P3"><text:span text:style-name="T3">associated offensive </text:span><text:span text:style-name="T5">cyber</text:span><text:span text:style-name="T3"> operators based in the US; and thirdly, state-</text:span></text:p>
      <text:p text:style-name="P20">sponsored cyber operatives working in Russia. All three elements had</text:p>
      <text:p text:style-name="P20">played an important role to date. 0n the mechanism for rewarding</text:p>
      <text:p text:style-name="P20">relevant assets based in the US, and effecting a two-way ﬂow of</text:p>
      <text:p text:style-name="P20">intelligence and other useful information, Source E claimed that Russian</text:p>
      <text:p text:style-name="P20">diplomatic staff in key cities such as New York, Washington DC and</text:p>
      <text:p text:style-name="P20">Miami were using the émigré 'pension‘ distribution system as cover. The</text:p>
      <text:p text:style-name="P20">operation therefore depended on key people in the US Russian émigré</text:p>
      <text:p text:style-name="P20">community for its success. Tens of thousands of dollars were involved.</text:p>
      <text:p text:style-name="P3"/>
      <text:p text:style-name="P20">4.</text:p>
      <text:p text:style-name="P20">In terms of the intelligence ﬂow from the TRUMP team to Russia, Source</text:p>
      <text:p text:style-name="P20">E reported that much of this concerned the activities of business</text:p>
      <text:p text:style-name="P20">oligarchs and their families' activities and assets in the US, with which</text:p>
      <text:p text:style-name="P20">PUTIN and the Kremlin seemed preoccupied.</text:p>
      <text:p text:style-name="P3"/>
      <text:p text:style-name="P20">5.</text:p>
      <text:p text:style-name="P20">Commenting on the negative media publicity surrounding alleged</text:p>
      <text:p text:style-name="P20">Russian interference in the US election campaign in support of TRUMP,</text:p>
      <text:p text:style-name="P20">Source E said he understood that the Republican candidate and his team</text:p>
      <text:p text:style-name="P20">were relatively relaxed about this because it deﬂected media and the</text:p>
      <text:p text:style-name="P20">Democrats’ attention away from TRUMP's business dealings in China and</text:p>
      <text:p text:style-name="P20">other emerging markets. Unlike in Russia, these were substantial and</text:p>
      <text:p text:style-name="P20">involved the payment of large bribes and kickbacks which, were they to</text:p>
      <text:p text:style-name="P20">become public, would be potentially very damaging to their campaign.</text:p>
      <text:p text:style-name="P3"/>
      <text:p text:style-name="P20">6.</text:p>
      <text:p text:style-name="P20">Finally, regarding TRUMP's claimed minimal investment proﬁle in Russia,</text:p>
      <text:p text:style-name="P20">a separate source with direct knowledge said this had not been for want</text:p>
      <text:p text:style-name="P20">of trying. TRUMP‘s previous efforts had included exploring the real estate</text:p>
      <text:p text:style-name="P20">sector in St Petersburg as well as Moscow but in the end TRUMP had had</text:p>
      <text:p text:style-name="P20">to settle for the use of extensive sexual services there from local</text:p>
      <text:p text:style-name="P20">prostitutes rather than business succes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CONFIDENTIAL/SENSITIVE SOURCE</text:p>
      <text:p text:style-name="P5"/>
      <text:p text:style-name="P2"/>
      <text:p text:style-name="P16">COMPANY INTELLIGENCE REPORT 2016/94</text:p>
      <text:p text:style-name="P3"/>
      <text:p text:style-name="P16">RUSSIA: SECRET KREMLIN MEETINGS ATTENDED BY TRUMP ADVISOR.</text:p>
      <text:p text:style-name="P16">CARTER PAGE IN MOSCOW (IULY 2016)</text:p>
      <text:p text:style-name="P3"/>
      <text:p text:style-name="P16">Summary</text:p>
      <text:p text:style-name="P3"/>
      <text:p text:style-name="P3"/>
      <text:p text:style-name="P3"/>
      <text:p text:style-name="P20">TRUMP advisor Carter PAGE holds secret meetings in Moscow with</text:p>
      <text:p text:style-name="P20">SECHIN and senior Kremlin Internal Affairs official, DIVYEKIN</text:p>
      <text:p text:style-name="P3"/>
      <text:p text:style-name="P20">SECHIN raises issues of future bilateral US-Russia energy co-operation</text:p>
      <text:p text:style-name="P20">and associated lifting of western sanctions against Russia over Ukraine.</text:p>
      <text:p text:style-name="P20">PAGE non-committal in response</text:p>
      <text:p text:style-name="P3"/>
      <text:p text:style-name="P20">DIVEYKIN discusses release of Russian dossier of ‘kompromat' on</text:p>
      <text:p text:style-name="P20">TRUMP's opponent, Hillary CLINTON, but also hints at Kremlin</text:p>
      <text:p text:style-name="P20">possession of such material on TRUMP</text:p>
      <text:p text:style-name="P3"/>
      <text:p text:style-name="P20">Detail</text:p>
      <text:p text:style-name="P3"/>
      <text:p text:style-name="P20">1. </text:p>
      <text:p text:style-name="P20">Speaking in July 2016, a Russian source close to Rosneft President, PUTIN</text:p>
      <text:p text:style-name="P20">close associate and US-sanctioned individual, Igor SECHIN, confided the</text:p>
      <text:p text:style-name="P20">details of a recent secret meeting between him and visiting Foreign</text:p>
      <text:p text:style-name="P20">Affairs Advisor to Republican presidential candidate Donald TRUMP,</text:p>
      <text:p text:style-name="P20">Carter PAGE.</text:p>
      <text:p text:style-name="P3"/>
      <text:p text:style-name="P20">2.</text:p>
      <text:p text:style-name="P20">According to SECHIN's associate, the Rosneft President (CEO) had raised</text:p>
      <text:p text:style-name="P20">with PAGE the issues of future bilateral energy cooperation and</text:p>
      <text:p text:style-name="P20">prospects for an associated move to lift Ukraine-related western</text:p>
      <text:p text:style-name="P20">sanctions against Russia. PAGE had reacted positively to this demarche</text:p>
      <text:p text:style-name="P20">by SECHIN but had been generally non-committal in response.</text:p>
      <text:p text:style-name="P3"/>
      <text:p text:style-name="P20">3.</text:p>
      <text:p text:style-name="P20">Speaking separately, also in July 2016, an ofﬁcial close to Presidential</text:p>
      <text:p text:style-name="P20">Administration Head, S. IVANOV, conﬁded in a compatriot that a senior</text:p>
      <text:p text:style-name="P20">colleague in the Internal Political Department of the PA, DIVYEKIN (nfd)</text:p>
      <text:p text:style-name="P20">also had met secretly with PAGE on his recent visit. Their agenda had</text:p>
      <text:p text:style-name="P20">included DIVEYKIN raising a dossier of ‘kompromat’ the Kremlin</text:p>
      <text:p text:style-name="P20">possessed on TRUMP’s Democratic presidential rival, Hillary CLINTON,</text:p>
      <text:p text:style-name="P20">and its possible release to the Republican's campaign team.</text:p>
      <text:p text:style-name="P20">However, the Kremlin ofﬁcial close to S. IVANOV added that s/he believed</text:p>
      <text:p text:style-name="P20">DIVEYKIN also had hinted (or indicated more strongly) that the Russian</text:p>
      <text:p text:style-name="P20">leadership also had ‘kompromat’ on TRUMP which the latter should bear</text:p>
      <text:p text:style-name="P20">in mind in his dealings with them.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10">19 July 2016</text:p>
      <text:p text:style-name="P6"/>
      <text:p text:style-name="P16">COMPANY INTELLIGENCE REPORT 2016/097</text:p>
      <text:p text:style-name="P3"/>
      <text:p text:style-name="P16">RUSSIA-US PRESIDENTIAL ELECTION: KREMLIN CONCERN THAT POLITICAL FALLOUT FROM</text:p>
      <text:p text:style-name="P16">DNC E-MAIL HACKING AFFAIR SPIRALLING OUT OF CONTROL</text:p>
      <text:p text:style-name="P3"/>
      <text:p text:style-name="P16">Summary</text:p>
      <text:p text:style-name="P3"/>
      <text:p text:style-name="P3"/>
      <text:p text:style-name="P22">Kremlin concerned that political fallout from DNC e-mail hacking operation is spiralling</text:p>
      <text:p text:style-name="P22">out of control. Extreme nervousness among TRUMP’s associates-as result of negative</text:p>
      <text:p text:style-name="P22">media attention/accusations</text:p>
      <text:p text:style-name="P3"/>
      <text:p text:style-name="P22">Russians meanwhile keen to cool situation and maintain ’plausible deniability’ of</text:p>
      <text:p text:style-name="P22">existing /ongoing pro-TRUMP and anti-CLINTON operations. Therefore unlikely to be</text:p>
      <text:p text:style-name="P22">any ratcheting up offensive plays in immediate future</text:p>
      <text:p text:style-name="P3"/>
      <text:p text:style-name="P22">Source close to TRUMP campaign however confirms regular exchange with Kremlin</text:p>
      <text:p text:style-name="P22">has existed for at least 8 years, including intelligence fed back to Russia on oligarchs’</text:p>
      <text:p text:style-name="P22">activities in US</text:p>
      <text:p text:style-name="P3"/>
      <text:p text:style-name="P22">Russians apparently have promised not to use ’kompromat’ they hold on TRUMP as</text:p>
      <text:p text:style-name="P22">leverage, given high levels of voluntary co-operation forthcoming from his team</text:p>
      <text:p text:style-name="P3"/>
      <text:p text:style-name="P34">Detail</text:p>
      <text:p text:style-name="P34"/>
      <text:p text:style-name="P20">1.</text:p>
      <text:p text:style-name="P22">Speaking in confidence to a trusted associate in late July 2016, a Russian émigré figure</text:p>
      <text:p text:style-name="P22">close to the Republican US presidential candidate Donald TRUMP's campaign team</text:p>
      <text:p text:style-name="P22">commented on the fallout from publicity surrounding the Democratic National</text:p>
      <text:p text:style-name="P22">Committee (DNC) e-mail hacking scandal. The émigré said there was a high level of</text:p>
      <text:p text:style-name="P22">anxiety within the TRUMP team as a result of various accusations levelled against</text:p>
      <text:p text:style-name="P22">them and indications from the Kremlin that President PUTIN and others in the</text:p>
      <text:p text:style-name="P22">leadership thought things had gone too far now and risked spiralling out of control.</text:p>
      <text:p text:style-name="P3"/>
      <text:p text:style-name="P22">2.</text:p>
      <text:p text:style-name="P22">Continuing on this theme, the émigré associate of TRUMP opined that the Kremlin</text:p>
      <text:p text:style-name="P22">wanted the situation to calm but for ’plausible deniability’ to be maintained</text:p>
      <text:p text:style-name="P22">concerning its (extensive) pro-TRUMP and anti-CLINTON operations. S/he therefore</text:p>
      <text:p text:style-name="P22">judged that it was unlikely these would be ratcheted up, at least for the time being.</text:p>
      <text:p text:style-name="P3"/>
      <text:p text:style-name="P22">3.</text:p>
      <text:p text:style-name="P22">However, in terms of established operational liaison between the TRUMP team and</text:p>
      <text:p text:style-name="P22">the Kremlin, the émigré confirmed that an intelligence exchange had been running</text:p>
      <text:p text:style-name="P22">between them for at least 8 years. Within this context PUTIN's priority requirement</text:p>
      <text:p text:style-name="P22">had been for intelligence on the activities, business and othe<text:span text:style-name="T14">rw</text:span>ise, in the US of leading</text:p>
      <text:p text:style-name="P22">Russian oligarchs and their families. TRUMP and his associates duly had obtained and</text:p>
      <text:p text:style-name="P22">supplied the Kremlin with this information.</text:p>
      <text:p text:style-name="P3"/>
      <text:p text:style-name="Standard"/>
      <text:p text:style-name="P6"/>
      <text:p text:style-name="P20">4. </text:p>
      <text:p text:style-name="P22">Finally, the émigré said s/he understood the Kremlin had more intelligence on</text:p>
      <text:p text:style-name="P22">CLINTON and her campaign but he did not know the details or When or if it would be</text:p>
      <text:p text:style-name="P22">released. As far as ’kompromat’ (compromising information) on TRUMP were</text:p>
      <text:p text:style-name="P22">concerned, although there was plenty of this, he understood the Kremlin had given its</text:p>
      <text:p text:style-name="P22">word that it would not be deployed against the Republican presidential candidate</text:p>
      <text:p text:style-name="P22">given how helpful and co—operative his team had been over several years, and</text:p>
      <text:p text:style-name="P22">particularly of late.</text:p>
      <text:p text:style-name="P3"/>
      <text:p text:style-name="P16">30 July 2016</text:p>
      <text:p text:style-name="P3"/>
      <text:p text:style-name="Standard"/>
      <text:p text:style-name="P6"/>
      <text:p text:style-name="P16">COMPANY INTELLIGENCE REPORT 2016/100</text:p>
      <text:p text:style-name="P3"/>
      <text:p text:style-name="P16">RUSSIA/USA: GROWING BACKLASH IN KREMLIN T0 DNC HACKING AND</text:p>
      <text:p text:style-name="P16">TRUMP SUPPORT OPERATIONS</text:p>
      <text:p text:style-name="P3"/>
      <text:p text:style-name="P16">Summary</text:p>
      <text:p text:style-name="P3"/>
      <text:p text:style-name="P20">Head of PA IVANOV laments Russian intervention in US presidential</text:p>
      <text:p text:style-name="P20">election and black PR against CLINTON and the DNC. Vows not to supply</text:p>
      <text:p text:style-name="P20">intelligence to Kremlin PR operatives again. Advocates now sitting tight</text:p>
      <text:p text:style-name="P20">and denying everything</text:p>
      <text:p text:style-name="P3"/>
      <text:p text:style-name="P20">Presidential spokesman PESKOV the main protagonist in Kremlin</text:p>
      <text:p text:style-name="P20">campaign to aid TRUMP and damage CLINTON. He is now scared and</text:p>
      <text:p text:style-name="P20">fears being made scapegoat by leadership for backlash in US. Problem</text:p>
      <text:p text:style-name="P20">compounded by his botched intervention in recent Turkish crisis</text:p>
      <text:p text:style-name="P3"/>
      <text:p text:style-name="P20">Premier MEDVEDEV's office furious over DNC hacking and associated</text:p>
      <text:p text:style-name="P20">anti-Russian publicity. Want good relations with US and ability to travel</text:p>
      <text:p text:style-name="P20">there. Refusing to support or help cover up after PESKOV</text:p>
      <text:p text:style-name="P3"/>
      <text:p text:style-name="P20">Talk now in Kremlin of TRUMP withdrawing from presidential race</text:p>
      <text:p text:style-name="P20">altogether, but this still largely wishful thinking by more liberal elements</text:p>
      <text:p text:style-name="P20">in Moscow</text:p>
      <text:p text:style-name="P3"/>
      <text:p text:style-name="P3"/>
      <text:p text:style-name="P16">Detail</text:p>
      <text:p text:style-name="P3"/>
      <text:p text:style-name="P20">1.</text:p>
      <text:p text:style-name="P20">Speaking in early August 2016, two well-placed and established Kremlin</text:p>
      <text:p text:style-name="P20">sources outlined the divisions and backlash in Moscow arising from the</text:p>
      <text:p text:style-name="P20">leaking of Democratic National Committee (DNC) e-mails and the wider</text:p>
      <text:p text:style-name="P20">pro-TRUMP operation being conducted in the US. Head of Presidential</text:p>
      <text:p text:style-name="P20">Administration, Sergei IVANOV, was angry at the recent turn of events.</text:p>
      <text:p text:style-name="P20">He believed the Kremlin “team” involved, led by presidential spokesman</text:p>
      <text:p text:style-name="P20">Dmitriy PESKOV, had gone too far in interfering in foreign affairs with</text:p>
      <text:p text:style-name="P20">their “elephant in a china shop black PR". IVANOV claimed always to have</text:p>
      <text:p text:style-name="P20">opposed the handling and exploitation of intelligence by this PR “team”.</text:p>
      <text:p text:style-name="P20">Following the backlash against such foreign interference in US politics,</text:p>
      <text:p text:style-name="P20">IVANOV was advocating that the only sensible course of action now for</text:p>
      <text:p text:style-name="P20">the Russian leadership was to "sit tight and deny everything".</text:p>
      <text:p text:style-name="P3"/>
      <text:p text:style-name="P20">2.</text:p>
      <text:p text:style-name="P20">Continuing on this theme the source close to IVANOV reported that</text:p>
      <text:p text:style-name="P20">PESKOV now was “scared shitless” that he would be scapegoated by</text:p>
      <text:p text:style-name="P20">PUTIN and the Kremlin and held responsible for the backlash against</text:p>
      <text:p text:style-name="P20">Russian political interference in the US election. IVANOV was determined</text:p>
      <text:p text:style-name="P20"><text:s text:c="2"/></text:p>
      <text:p text:style-name="Standard"/>
      <text:p text:style-name="P6"/>
      <text:p text:style-name="P20">to stop PESKOV playing an independent role in relation to the US going</text:p>
      <text:p text:style-name="P20">forward and the source fully expected the presidential spokesman now to</text:p>
      <text:p text:style-name="P20">lay low. PESKOV’s position was not helped by a botched attempt by him</text:p>
      <text:p text:style-name="P20">also to interfere in the recent failed coup in Turkey from a government</text:p>
      <text:p text:style-name="P20">relations (GR) perspective (no further details).</text:p>
      <text:p text:style-name="P3"/>
      <text:p text:style-name="P20">3. </text:p>
      <text:p text:style-name="P20">The extent of disquiet and division within Moscow caused by the</text:p>
      <text:p text:style-name="P20">backlash against Russian interference in the US election was underlined</text:p>
      <text:p text:style-name="P20">by a second source, close to premier Dmitriy MEDVEDEV (DAM). S/he</text:p>
      <text:p text:style-name="P20">said the Russian prime minister and his colleagues wanted to have good</text:p>
      <text:p text:style-name="P20">relations with the US, regardless of who was in power there, and not least</text:p>
      <text:p text:style-name="P20">so as to be able to travel there in future, either officially or privately. They</text:p>
      <text:p text:style-name="P20">were openly refusing to cover up for PESKOV and others involved in the</text:p>
      <text:p text:style-name="P20">DNC/TRUMP operations or to support his counter—attack of allegations</text:p>
      <text:p text:style-name="P20">against the USG for its alleged hacking of the Russian government and</text:p>
      <text:p text:style-name="P20">state agencies.</text:p>
      <text:p text:style-name="P3"/>
      <text:p text:style-name="P20">4. According to the first source, close to IVANOV, there had been talk in the</text:p>
      <text:p text:style-name="P20">Kremlin of TRUMP being forced to withdraw from the presidential race</text:p>
      <text:p text:style-name="P20">altogether as a result of recent events, ostensibly on grounds of his</text:p>
      <text:p text:style-name="P20">psychological state and unsuitability for high office. This might not be so</text:p>
      <text:p text:style-name="P20">bad for Russia in the circumstances but in the View of the source, it</text:p>
      <text:p text:style-name="P20">remained largely wishful thinking on the part of those in the regime</text:p>
      <text:p text:style-name="P20">opposed to PESKOV and his "botched" operations, at least for the time</text:p>
      <text:p text:style-name="P20">being.</text:p>
      <text:p text:style-name="P3"/>
      <text:p text:style-name="P16">5 August 2016</text:p>
      <text:p text:style-name="P3"/>
      <text:p text:style-name="Standard"/>
      <text:p text:style-name="P6"/>
      <text:p text:style-name="P23">COMPANY INTELLIGENCE REPORT 2016/101</text:p>
      <text:p text:style-name="P3"/>
      <text:p text:style-name="P29">RUSSIA/US PRESIDENTIAL ELECTION: SENIOR KREMLIN FIGURE OUTLINES EVOLVING RUSSIAN TACTICS IN</text:p>
      <text:p text:style-name="P29">PRO-TRUMP, ANN-CLINTON OPERATTON</text:p>
      <text:p text:style-name="P3"/>
      <text:p text:style-name="P23">Summary</text:p>
      <text:p text:style-name="P3"/>
      <text:p text:style-name="P3"/>
      <text:p text:style-name="P24">Head of PA, IVANOV assesses Kremlin intervention in US presidential electi<text:span text:style-name="T14">o</text:span>n and outlines leadership</text:p>
      <text:p text:style-name="P24">thinking on operational way forward</text:p>
      <text:p text:style-name="P3"/>
      <text:p text:style-name="P24">No new leaks envisaged, as too politically risky, but rather further exploitation of (WikiLeaks) material</text:p>
      <text:p text:style-name="P24">already disseminated to exacerbate divisions</text:p>
      <text:p text:style-name="P3"/>
      <text:p text:style-name="P3"><text:span text:style-name="T6">Educated US youth to be targeted as protest</text:span><text:span text:style-name="T12"> (</text:span><text:span text:style-name="T6">against CLlNTON) and swing vote in attempt to turn them</text:span></text:p>
      <text:p text:style-name="P24">over to TRUMP</text:p>
      <text:p text:style-name="P3"/>
      <text:p text:style-name="P24">Russian leadership, including PUTIN, celebrating perceived success to date in splitting US hawks and</text:p>
      <text:p text:style-name="P24">elite</text:p>
      <text:p text:style-name="P3"/>
      <text:p text:style-name="P24">Kremlin engaging with several high profile US players, including STEIN, PAGE and (former DIA Director</text:p>
      <text:p text:style-name="P24">Michael Flynn), and funding their recent visits to Moscow</text:p>
      <text:p text:style-name="P3"/>
      <text:p text:style-name="P25">Details</text:p>
      <text:p text:style-name="P24">1.</text:p>
      <text:p text:style-name="P42">Speaking in confidence to a close colleague in early August 2016, Head of the Russian Presidential</text:p>
      <text:p text:style-name="P46"><text:span text:style-name="T6">Administration (PA), Sergei IVANOV, assessed the impact and results o</text:span><text:span text:style-name="T12">f </text:span><text:span text:style-name="T6">Kremlin intervention in the US</text:span></text:p>
      <text:p text:style-name="P42">presidential election to date. Although most commentators believed that the Kremlin was behind the</text:p>
      <text:p text:style-name="P42">leaked DNC/CLINTON e-mails, this remained technically deniable. Therefore the Russians would not</text:p>
      <text:p text:style-name="P42">risk their position for the time being with new leaked material, even to a third party like WikiLeaks.</text:p>
      <text:p text:style-name="P42">Rather the tactics would be to spread rumours and misinformation about the content of what already</text:p>
      <text:p text:style-name="P42">had been leaked and make up new content.</text:p>
      <text:p text:style-name="P46"/>
      <text:p text:style-name="P24">2.</text:p>
      <text:p text:style-name="P42">Continuing on this theme, IVANOV said that the audience to be targeted by such operations was the</text:p>
      <text:p text:style-name="P42">educated youth in America as the PA assessed that there was still a chance they could be persuaded to</text:p>
      <text:p text:style-name="P42">vote for Republican candidate Donald TRUMP as a protest against the Washington establishment (in</text:p>
      <text:p text:style-name="P42">the form of Democratic candidate Hillary CLI NTON). The hope was that even if she won, as a result of</text:p>
      <text:p text:style-name="P42">this CLINTON in power would be bogged down in working for internal reconciliation in the US, rather</text:p>
      <text:p text:style-name="P42">than being able to focus on foreign policy which would damage Russia's <text:span text:style-name="T14">interests. This</text:span> also should give</text:p>
      <text:p text:style-name="P42">President PUTIN more room for manoeuvre in the run-up to Russia's own presidential election in 2018.</text:p>
      <text:p text:style-name="P46"/>
      <text:p text:style-name="P24">3.</text:p>
      <text:p text:style-name="P42">IVANOV reported that although the Kremlin had underestimated the strength of US media and liberal</text:p>
      <text:p text:style-name="P42">reaction to the DNC hack and TRUMP’S links to Russia, PUTIN was generally satisfied with the progr<text:span text:style-name="T14">e</text:span>ss</text:p>
      <text:p text:style-name="P46"><text:span text:style-name="T6">of the anti-CLINTON operation to date. He recently had had a dr</text:span><text:span text:style-name="T12">i</text:span><text:span text:style-name="T6">nk with PUTIN to mark this. In lVANOV’s</text:span></text:p>
      <text:p text:style-name="P42">view, the US had tried to divide the Russian elite with sanctions but failed,whilst they, by contrast, had</text:p>
      <text:p text:style-name="P42">succeeded in splitting the US hawks inimical to Russia and the Washington elite more generally, half of</text:p>
      <text:p text:style-name="P46"><text:span text:style-name="T6">whom had refused to endorse any presidential candidate as a result of Russian intervention.</text:span></text:p>
      <text:p text:style-name="P46"/>
      <text:p text:style-name="P24">4.</text:p>
      <text:p text:style-name="P42">Speaking separately, also in early August 2016, a Kremlin official involved in US relations commented</text:p>
      <text:p text:style-name="P42">on aspects of the Russian operation to date. Its goals had been threefold- asking sympathetic US actors</text:p>
      <text:p text:style-name="P42">how Moscow could help them,- gathering relevant intelligence; and creating and disseminatirg</text:p>
      <text:p text:style-name="P42">compromising information (’kompromat’). This had involved the Kremlin supporting various US political</text:p>
      <text:p text:style-name="P42">figures, including funding indirectly their recent visits to Moscow. S/he named a delegation from</text:p>
      <text:p text:style-name="P42">Lyndon LAROUCHE; presidential candidate Jill STEIN of the Green Party; TRUMP foreign policy adviser</text:p>
      <text:p text:style-name="P46"/>
      <text:p text:style-name="P3"/>
      <text:p text:style-name="P15"><text:span text:style-name="T3">15</text:span></text:p>
      <text:p text:style-name="P7"/>
      <text:p text:style-name="P43">Carter PAGE; and former DIA Director Michael Flynn, In this regard and as successful in terms of</text:p>
      <text:p text:style-name="P43">perceived outcomes.</text:p>
      <text:p text:style-name="P46"/>
      <text:p text:style-name="P16">10 August 2016</text:p>
      <text:p text:style-name="Standard"/>
      <text:p text:style-name="P38"/>
      <text:p text:style-name="P29">COMPANY INTELLIGENCE REPORT 2016/102</text:p>
      <text:p text:style-name="P35"/>
      <text:p text:style-name="P29">RUSSIA/US PRESIDENTIAL ELECTION: REACTION IN TRUMP CAMP TO RECENT NEGATIVE PUBLICITY ABOUT</text:p>
      <text:p text:style-name="P29">RUSSIAN INTERFERENCE AND LIKELY RESULTING TACTICS GOING FORWARD</text:p>
      <text:p text:style-name="P35"/>
      <text:p text:style-name="P29">Summary</text:p>
      <text:p text:style-name="P35"/>
      <text:p text:style-name="P35"/>
      <text:p text:style-name="P44">TRUMP campaign insider reports recent DNC e-mail leaks were aimed at switching SANDERS (proteSt)</text:p>
      <text:p text:style-name="P44">voters away from CLINTON and over to TRUMP</text:p>
      <text:p text:style-name="P47"/>
      <text:p text:style-name="P44">Admits Republican campaign underestimated resulting negative reaction from US liberals, elite and</text:p>
      <text:p text:style-name="P44">media and forced to change course as result</text:p>
      <text:p text:style-name="P47"/>
      <text:p text:style-name="P44">Need new to turn tables on CLINTON's use of PUTIN as bogeyman in election, although some</text:p>
      <text:p text:style-name="P44">resentment at Russian president’s perceived attempt to undermine U56 and system over and above</text:p>
      <text:p text:style-name="P44">swinging presidential election</text:p>
      <text:p text:style-name="P47"/>
      <text:p text:style-name="P35"/>
      <text:p text:style-name="P30">Detail</text:p>
      <text:p text:style-name="P35"/>
      <text:p text:style-name="P31">1.</text:p>
      <text:p text:style-name="P45">Speaking in confidence on 9 August 2016, an ethnic Russian associate of Republican US presidential</text:p>
      <text:p text:style-name="P45">candidate Donald TRUMP discussed the reaction inside his camp, and revised tactics therein resulting</text:p>
      <text:p text:style-name="P45">from recent negative publicity concerning Moscow‘s clandestine involvement in the campaign.</text:p>
      <text:p text:style-name="P45">TRUMP’s associate reported that the aim of leaking the DNC e—ma i is to WikiLeaks during the Democratic</text:p>
      <text:p text:style-name="P45">Convention had been to swing supporters of Bernie SANDERS away from Hillary CLINTON and across to</text:p>
      <text:p text:style-name="P45">TRUMP. These voters were perceived as activist and anti—status quo and anti-establishment and in that</text:p>
      <text:p text:style-name="P45">regard sharing many features with the TRUMP campaign, including a visceral dislike of Hillary CLINTON.</text:p>
      <text:p text:style-name="P45">This objective had been conceived and promoted, inter alia, by TRUMP’s foreign policy adviser Carter</text:p>
      <text:p text:style-name="P45">PAGE who had discussed it directly with the ethnic Russian associate.</text:p>
      <text:p text:style-name="P48"/>
      <text:p text:style-name="P31">2.</text:p>
      <text:p text:style-name="P45">Continuing on this theme, the ethnic Russian associate of TRUMP assessed that the problem was that</text:p>
      <text:p text:style-name="P45">the TRUMP campaign had underestimated the strength of the negative reaction from liberals and</text:p>
      <text:p text:style-name="P45">especially the conservative elite to Russian interference. This was forcing a rethink and a likely change</text:p>
      <text:p text:style-name="P45">of tactics. The main objective in the short term was to check Democratic candidate Hillary CLINTON’s</text:p>
      <text:p text:style-name="P45">successful exploitation of the PUTIN as bogeyman/Russian interference story to tarnish TRUMP and</text:p>
      <text:p text:style-name="P45">bolster her own (patriotic) credentials. The TRUMP campaign was focusing on tapping into support in</text:p>
      <text:p text:style-name="P45">the American television media to achieve this, as they reckoned this resource had been underused by</text:p>
      <text:p text:style-name="P45">them to date.</text:p>
      <text:p text:style-name="P48"/>
      <text:p text:style-name="P31">3.</text:p>
      <text:p text:style-name="P45">However, TRUMP’s associate also admitted that there was a fair amount of anger and resentment</text:p>
      <text:p text:style-name="P45">within the Republican candidate’s team at what was perceived by PUTIN as going beyond the objective</text:p>
      <text:p text:style-name="P45">of weakening CU NTON and bolstering TRUMP, by attempting to exploit the situation to undermine the</text:p>
      <text:p text:style-name="P45">US government and democratic system more generally. It was unclear at present how this aspect of</text:p>
      <text:p text:style-name="P45">the situation would play out in the weeks to come.</text:p>
      <text:p text:style-name="P48"/>
      <text:p text:style-name="P35"/>
      <text:p text:style-name="P35"/>
      <text:p text:style-name="P29">10 August 2016</text:p>
      <text:p text:style-name="P3"/>
      <text:p text:style-name="P3"/>
      <text:p text:style-name="P3"/>
      <text:p text:style-name="P20"><text:s/></text:p>
      <text:p text:style-name="P3"/>
      <text:p text:style-name="P3"/>
      <text:p text:style-name="P4"><text:span text:style-name="T3">17</text:span></text:p>
      <text:p text:style-name="P6"/>
      <text:p text:style-name="P16">COMPANY INTELLIGENCE REPORT 2016/136</text:p>
      <text:p text:style-name="P3"/>
      <text:p text:style-name="P16">RUSSIA/US PRESIDENTIAL ELECTION: FURTHER DETAILS OF TRUMP LAWYER</text:p>
      <text:p text:style-name="P16">COHEN’S SECRET LIAISON WITH THE KREMLIN</text:p>
      <text:p text:style-name="P3"/>
      <text:p text:style-name="P27">Summary</text:p>
      <text:p text:style-name="P3"/>
      <text:p text:style-name="P26">- Kremlin insider reports TRUMP lawyer COHEN’s secret meeting/ 5 with Kremlin ofﬁcials in</text:p>
      <text:p text:style-name="P26">August 2016 was / were held in Prague</text:p>
      <text:p text:style-name="P3"/>
      <text:p text:style-name="P26">- Russian parastatal organisation Rossotrudnichestvo used as cover for this liaison and premises</text:p>
      <text:p text:style-name="P26">in Czech capital may have been used for the meeting / s</text:p>
      <text:p text:style-name="P3"/>
      <text:p text:style-name="P26">- Pro—PUTIN leading Duma ﬁgure, KOSACHEV, reportedly involved as “plausibly deniable”</text:p>
      <text:p text:style-name="P26">facilitator and may have participated in the August meeting / s with COHEN</text:p>
      <text:p text:style-name="P3"/>
      <text:p text:style-name="P27">Detail</text:p>
      <text:p text:style-name="P3"/>
      <text:p text:style-name="P26">Speaking to a compatriot and friend on 19 October 2016, a Kremlin insider provided further</text:p>
      <text:p text:style-name="P26">details of reported clandestine meeting/ 5 between Republican presidential candidate, Donald</text:p>
      <text:p text:style-name="P26">TRUMP’s lawyer Michael COHEN and Kremlin representatives in August 2016. Although the</text:p>
      <text:p text:style-name="P26">communication between them had to be cryptic for security reasons, the Kremlin insider</text:p>
      <text:p text:style-name="P26">clearly indicated to his/ her friend that the reported contact/ 5 took place in Prague, Czech</text:p>
      <text:p text:style-name="P26">Republic.</text:p>
      <text:p text:style-name="P3"/>
      <text:p text:style-name="P26">2.</text:p>
      <text:p text:style-name="P26">Continuing on this theme, the Kremlin insider highlighted the importance of the Russian</text:p>
      <text:p text:style-name="P26">parastatal organisation, Rossotrudnichestvo, in this contact between TRUMP campaign</text:p>
      <text:p text:style-name="P26">representative/ 5 and Kremlin ofﬁcials. Rossotrudnichestvo was being used as cover for this</text:p>
      <text:p text:style-name="P26">relationship and its ofﬁce in Prague may well have been used to host the COHEN / Russian</text:p>
      <text:p text:style-name="P26">Presidential Administration (PA) meeting/ 5. It was considered a "plausibly deniable” vehicle</text:p>
      <text:p text:style-name="P26">for this, whilst remaining entirely under Kremlin control.</text:p>
      <text:p text:style-name="P3"/>
      <text:p text:style-name="P26">3.</text:p>
      <text:p text:style-name="P26">The Kremlin insider went on to identify leading pro-PUTIN Duma ﬁgure, Konstantin</text:p>
      <text:p text:style-name="P26">KOSACHEV (Head of the Foreign Relations Committee) as an important ﬁgure in the TRUMP</text:p>
      <text:p text:style-name="P26">campaign-Kremlin liaison operation. KOSACHEV, also "plausibly deniable” being part of the</text:p>
      <text:p text:style-name="P26">Russian legislature rather than executive, had facilitated the contact in Prague and by</text:p>
      <text:p text:style-name="P26">implication, may have attended the meeting/ 5 with COHEN there in August.</text:p>
      <text:p text:style-name="P3"/>
      <text:p text:style-name="P3"/>
      <text:p text:style-name="P27">Company Comment</text:p>
      <text:p text:style-name="P3"/>
      <text:p text:style-name="P26">We reported previously, in our Company Intelligence Report 2016/ 135 of 19 October 2016 from the</text:p>
      <text:p text:style-name="P26">same source, that COHEN met ofﬁcials from the PA Legal Department clandestinely in an EU</text:p>
      <text:p text:style-name="P26">country in August 2016. This was in order to clean up the mess left behind by western media</text:p>
      <text:p text:style-name="P26">revelations of TRUN<text:span text:style-name="T15">P</text:span> ex-campaign manager MANAFORT’s corrupt relationship with the former</text:p>
      <text:p text:style-name="P26">pro-Russian YANUKOVYCH regime in Ukraine and TRUMP foreign policy advisor, Carter</text:p>
      <text:p text:style-name="P26">PAGE’s secret meetings in Moscow with senior regime ﬁgures in July 2016. According to the</text:p>
      <text:p text:style-name="P14">Kremlin advisor, these meeting/ 5 were originally scheduled for COHEN in Moscow but shifted to</text:p>
      <text:p text:style-name="P6"/>
      <text:p text:style-name="P3"/>
      <text:p text:style-name="P20"><text:s/></text:p>
      <text:p text:style-name="P3"/>
      <text:p text:style-name="P26">what was considered an operationally "soft" EU country when it was judged too compromising</text:p>
      <text:p text:style-name="P26">for him to travel to the Russian capital.</text:p>
      <text:p text:style-name="P3"/>
      <text:p text:style-name="P20">20 October 2016</text:p>
      <text:p text:style-name="P3"/>
      <text:p text:style-name="P20"><text:s/></text:p>
      <text:p text:style-name="P3"/>
      <text:p text:style-name="Standard"/>
      <text:p text:style-name="P6"/>
      <text:p text:style-name="P16">COMPANY INTELLIGENCE REPORT 2016/105</text:p>
      <text:p text:style-name="P3"/>
      <text:p text:style-name="P16">RUSSIA/ UKRAINE: THE DEMISE 0F TRUMP’S CAMPAIGN MANAGER PAUL</text:p>
      <text:p text:style-name="P16">MANAFORT</text:p>
      <text:p text:style-name="P3"/>
      <text:p text:style-name="P16">Summary</text:p>
      <text:p text:style-name="P3"/>
      <text:p text:style-name="P3"/>
      <text:p text:style-name="P3"/>
      <text:p text:style-name="P20">Ex-Ukrainian President YANUKOVYCH confides directly to PUTIN that he</text:p>
      <text:p text:style-name="P20">authorised kick-back payments to MANAFORT, as alleged in western</text:p>
      <text:p text:style-name="P20">media. Assures Russian President however there is no documentary</text:p>
      <text:p text:style-name="P20">evidence / trail</text:p>
      <text:p text:style-name="P3"/>
      <text:p text:style-name="P20">PUTIN and Russian leadership remain worried however and sceptical that</text:p>
      <text:p text:style-name="P20">YANUKOVYCH has fully covered the traces of these payments to TRUMP's</text:p>
      <text:p text:style-name="P20">former campaign manager</text:p>
      <text:p text:style-name="P3"/>
      <text:p text:style-name="P20">Close associate of TRUMP explains reasoning behind MANAFORT’s recent</text:p>
      <text:p text:style-name="P20">resignation. Ukraine revelations played part but others wanted</text:p>
      <text:p text:style-name="P20">MANAFORT out for various reasons, especially LEWANDOWSKI who</text:p>
      <text:p text:style-name="P20">remains inﬂuential</text:p>
      <text:p text:style-name="P3"/>
      <text:p text:style-name="P16">Detail</text:p>
      <text:p text:style-name="P3"/>
      <text:p text:style-name="P20">1. </text:p>
      <text:p text:style-name="P20">Speaking in late August 2016, in the immediate aftermath of Paul</text:p>
      <text:p text:style-name="P20">MANAFORT's resignation as campaign manager for US Republican</text:p>
      <text:p text:style-name="P20">presidential candidate Donald TRUMP, a well-placed Russian figure</text:p>
      <text:p text:style-name="P20">reported on a recent meeting between President PUTIN and ex-President</text:p>
      <text:p text:style-name="P20">YANUKOVYCH of Ukraine. This had been held in secret on 15 August near</text:p>
      <text:p text:style-name="P20">Volgograd, Russia and the western media revelations about MANAFORT</text:p>
      <text:p text:style-name="P20">and Ukraine had featured prominently on the agenda. YANUKOVYCH had</text:p>
      <text:p text:style-name="P20">conﬁded in PUTIN that he did authorise and order substantial kick-back</text:p>
      <text:p text:style-name="P20">payments to MANAFORT as alleged but sought to reassure him that there</text:p>
      <text:p text:style-name="P20">was no documentary trail left behind which could provide clear evidence</text:p>
      <text:p text:style-name="P20">of this.</text:p>
      <text:p text:style-name="P3"/>
      <text:p text:style-name="P20">2.</text:p>
      <text:p text:style-name="P20">Given YANUKOVYCH's (unimpressive) record in covering up his own</text:p>
      <text:p text:style-name="P20">corrupt tracks in the past, PUTIN and others in the Russian leadership</text:p>
      <text:p text:style-name="P20">were sceptical about the ex-Ukrainian president’s reassurances on this as</text:p>
      <text:p text:style-name="P20">relating to MANAFORT. They therefore still feared the scandal had legs,</text:p>
      <text:p text:style-name="P20">especially as MANAFORT had been commercially active in Ukraine right</text:p>
      <text:p text:style-name="P20">up to the time (in March 2016) when he joined TRUMP’s campaign team.</text:p>
      <text:p text:style-name="P20">For them it therefore remained a point of potential political vulnerability</text:p>
      <text:p text:style-name="P20">and embarrassment.</text:p>
      <text:p text:style-name="P3"/>
      <text:p text:style-name="Standard"/>
      <text:p text:style-name="P6"/>
      <text:p text:style-name="P20">3. Speaking separately, also in late August 2016, an American political</text:p>
      <text:p text:style-name="P20">ﬁgure associated with Donald TRUMP and his campaign outlined the</text:p>
      <text:p text:style-name="P20">reasons behind MANAFORT's recent demise. S/he said it was true that</text:p>
      <text:p text:style-name="P20">the Ukraine corruption revelations had played a part in this but also,</text:p>
      <text:p text:style-name="P20">several senior players close to TRUMP had wanted MANAFORT out.</text:p>
      <text:p text:style-name="P20">primarily to loosen his control on strategy and policy formulation. Of</text:p>
      <text:p text:style-name="P20">particular importance in this regard was MANAFORT's predecessor as</text:p>
      <text:p text:style-name="P20">campaign manager, Corey LEWANDOWSKI, who hated MANAFORT</text:p>
      <text:p text:style-name="P20">personally and remained close to TRUMP with whom he discussed the</text:p>
      <text:p text:style-name="P20">presidential campaign on a regular basis.</text:p>
      <text:p text:style-name="P3"/>
      <text:p text:style-name="P20">22 August 2016</text:p>
      <text:p text:style-name="Standard"/>
      <text:p text:style-name="P6"/>
      <text:p text:style-name="P16">COMPANY INTELLIGENCE REPORT 2016/111</text:p>
      <text:p text:style-name="P3"/>
      <text:p text:style-name="P16">RUSSIA/US: KREMLIN FALLOUT FROM MEDIA EXPOSURE 0F MOSCOW'S</text:p>
      <text:p text:style-name="P16">INTERFERENCE IN THE US PRESIDENTIAL CAMPAIGN</text:p>
      <text:p text:style-name="P3"/>
      <text:p text:style-name="P16">Summary</text:p>
      <text:p text:style-name="P3"/>
      <text:p text:style-name="P20">- Kremlin orders senior staff to remain silent in media and private on</text:p>
      <text:p text:style-name="P20">allegations of Russian interference in US presidential campaign</text:p>
      <text:p text:style-name="P3"/>
      <text:p text:style-name="P20">- Senior figure however conﬁrms gist of allegations and reports <text:span text:style-name="T15">I</text:span>VANOV</text:p>
      <text:p text:style-name="P20">sacked as Head of Administration on account of giving PUTIN poor advice</text:p>
      <text:p text:style-name="P20">on issue. VAINO selected as his replacement partly because he was not</text:p>
      <text:p text:style-name="P20">involved in pro-TRUMP, anti-CLINTON operation/s</text:p>
      <text:p text:style-name="P3"/>
      <text:p text:style-name="P20">Russians do have further 'kompromat’ on CLINTON (e-mails) and</text:p>
      <text:p text:style-name="P20">considering disseminating it after Duma (legislative elections) in late</text:p>
      <text:p text:style-name="P20">September. Presidential spokesman PESKOV continues to lead on this</text:p>
      <text:p text:style-name="P3"/>
      <text:p text:style-name="P20">- However, equally important is Kremlin objective to shift policy consensus</text:p>
      <text:p text:style-name="P20">favourably to Russia in US post-OBAMA whoever wins. Both presidential</text:p>
      <text:p text:style-name="P20">candidates' opposition to TPP and TT<text:span text:style-name="T15">I</text:span>P viewed as a result in this respect</text:p>
      <text:p text:style-name="P3"/>
      <text:p text:style-name="P20">- Senior Russian diplomat withdrawn from Washington embassy on</text:p>
      <text:p text:style-name="P20">account of potential exposure in US presidential election operation/s</text:p>
      <text:p text:style-name="P3"/>
      <text:p text:style-name="P16">Detail</text:p>
      <text:p text:style-name="P3"/>
      <text:p text:style-name="P20">1.</text:p>
      <text:p text:style-name="P20">Speaking in confidence to a trusted compatriot in mid-September 2016, a</text:p>
      <text:p text:style-name="P20">senior member of the Russian Presidential Administration (PA)</text:p>
      <text:p text:style-name="P20">commented on the political fallout from recent western media</text:p>
      <text:p text:style-name="P20">revelations about Moscow's intervention, in favour of Donald TRUMP and</text:p>
      <text:p text:style-name="P20">against Hillary CLINTON, in the US presidential election. The PA official</text:p>
      <text:p text:style-name="P20">reported that the issue had become incredibly sensitive and that</text:p>
      <text:p text:style-name="P20">President PUTIN had issued direct orders that Kremlin and government</text:p>
      <text:p text:style-name="P20">insiders should not discuss it in public or even in private.</text:p>
      <text:p text:style-name="P3"/>
      <text:p text:style-name="P20">2.</text:p>
      <text:p text:style-name="P20">Despite this, the PA ofﬁcial conﬁrmed, from direct knowledge, that the</text:p>
      <text:p text:style-name="P20">gist of the allegations was true. PUTIN had been receiving conﬂicting</text:p>
      <text:p text:style-name="P20">advice on interfering from three separate and expert groups. On one side</text:p>
      <text:p text:style-name="P20">had been the Russian ambassador to the US, Sergei KISLYAK, and the</text:p>
      <text:p text:style-name="P20">Ministry of Foreign Affairs, together with an independent and informal</text:p>
      <text:p text:style-name="P20">network run by presidential foreign policy advisor, Yuri USHAKOV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22</text:p>
      <text:p text:style-name="P7"/>
      <text:p text:style-name="P21">(KISLYAK’s predecessor in Washington) who had urged caution and the</text:p>
      <text:p text:style-name="P20">potential negative impact on Russia from the operation/s. On the other</text:p>
      <text:p text:style-name="P20">side was former PA Head, Sergei IVANOV, backed by Russian Foreign</text:p>
      <text:p text:style-name="P20">Intelligence (SVR), who had advised PUTIN that the pro-TRUMP, anti-</text:p>
      <text:p text:style-name="P20">CLINTON operation/s would be both effective and plausibly deniable</text:p>
      <text:p text:style-name="P20">with little blowback. The ﬁrst group/s had been proven right and this had</text:p>
      <text:p text:style-name="P20">been the catalyst in PUTIN's decision to sack IVANOV (unexpectedly) as</text:p>
      <text:p text:style-name="P20">PA Head in August. His successor, Anton VAINO, had been selected for the</text:p>
      <text:p text:style-name="P20">job partly because he had not been involved in the US presidential</text:p>
      <text:p text:style-name="P20">election operation/s.</text:p>
      <text:p text:style-name="P3"/>
      <text:p text:style-name="P20">3.</text:p>
      <text:p text:style-name="P20">Continuing on this theme, the senior PA official said the situation now</text:p>
      <text:p text:style-name="P20">was that the Kremlin had further ‘kompromat' on candidate CLINTON</text:p>
      <text:p text:style-name="P20">and had been considering releasing this via "plausibly deniable" channels</text:p>
      <text:p text:style-name="P20">after the Duma (legislative) elections were out of the way in mid-</text:p>
      <text:p text:style-name="P20">September. There was however a growing train of thought and associated</text:p>
      <text:p text:style-name="P20">lobby, arguing that the Russians could still make candidate CLINTON look</text:p>
      <text:p text:style-name="P20">"weak and stupid" by provoking her into railing against PUTIN and</text:p>
      <text:p text:style-name="P20">Russia without the need to release more of her e-mails. Presidential</text:p>
      <text:p text:style-name="P20">Spokesman, Dmitriy PESKOV remained a key figure in the operation,</text:p>
      <text:p text:style-name="P20">although any final decision on dissemination of further material would be</text:p>
      <text:p text:style-name="P20">taken by PUTIN himself.</text:p>
      <text:p text:style-name="P3"/>
      <text:p text:style-name="P20">4.</text:p>
      <text:p text:style-name="P20">The senior PA ofﬁcial also reported that a growing element in Moscow's</text:p>
      <text:p text:style-name="P20">intervention in the US presidential election campaign was the objective of</text:p>
      <text:p text:style-name="P20">shifting the US political consensus in Russia's perceived interests</text:p>
      <text:p text:style-name="P20">regardless of who won. It basically comprised of pushing candidate</text:p>
      <text:p text:style-name="P20">CLINTON away from President OBAMA’s policies. The best example of</text:p>
      <text:p text:style-name="P20">this was that both candidates now openly opposed the draft trade</text:p>
      <text:p text:style-name="P20">agreements, TPP and TTIP, which were assessed by Moscow as</text:p>
      <text:p text:style-name="P20">detrimental to Russian interests. Other issues where the Kremlin was</text:p>
      <text:p text:style-name="P20">looking to shift the US policy consensus were Ukraine and Syria. Overall</text:p>
      <text:p text:style-name="P20">however, the presidential election was considered still to be too close to</text:p>
      <text:p text:style-name="P20">call.</text:p>
      <text:p text:style-name="P3"/>
      <text:p text:style-name="P20">5.</text:p>
      <text:p text:style-name="P20">Finally, speaking separately to the same compatriot, a senior Russian</text:p>
      <text:p text:style-name="P20">MFA ofﬁcial reported that as a prophylactic measure, a leading Russian</text:p>
      <text:p text:style-name="P20">diplomat, Mikhail KULAGIN, had been withdrawn from Washington at</text:p>
      <text:p text:style-name="P20">short notice because Moscow feared his heavy involvement in the US</text:p>
      <text:p text:style-name="P20">presidential election operation, including the so-called veterans’ pensions</text:p>
      <text:p text:style-name="P20">ruse (reported previously), would be exposed in the media there. His</text:p>
      <text:p text:style-name="P20">replacement, Andrei BONDAREV however was clean in this regard.</text:p>
      <text:p text:style-name="P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23</text:p>
      <text:p text:style-name="P7"/>
      <text:p text:style-name="P16">Company Comment</text:p>
      <text:p text:style-name="P3"/>
      <text:p text:style-name="P20">The substance of what was reported by the senior Russian PA ofﬁcial in paras 1</text:p>
      <text:p text:style-name="P20">and 2 above, including the reasons for Sergei IVANOV's dismissal, was</text:p>
      <text:p text:style-name="P20">corroborated independently by a former top level Russian intelligence officer</text:p>
      <text:p text:style-name="P20">and Kremlin insider, also in mid-September.</text:p>
      <text:p text:style-name="P4"/>
      <text:p text:style-name="P4"/>
      <text:p text:style-name="P3"/>
      <text:p text:style-name="P16">14 September 2016</text:p>
      <text:p text:style-name="P3"/>
      <text:p text:style-name="P20"><text:s/></text:p>
      <text:p text:style-name="P3"/>
      <text:p text:style-name="P20"><text:s/></text:p>
      <text:p text:style-name="P3"/>
      <text:p text:style-name="P3"/>
      <text:p text:style-name="Standard"/>
      <text:p text:style-name="P6"/>
      <text:p text:style-name="P16">COMPANY INTELLIGENCE REPORT 2016/112</text:p>
      <text:p text:style-name="P3"/>
      <text:p text:style-name="P16">RUSSIA/US PRESIDENTIAL ELECTION: KREMLIN-ALPHA GROUP co-</text:p>
      <text:p text:style-name="P16">OPERATION</text:p>
      <text:p text:style-name="P3"/>
      <text:p text:style-name="P16">Summary</text:p>
      <text:p text:style-name="P3"/>
      <text:p text:style-name="P20">Top level Russian official conﬁrms current closeness Of Alpha Group-</text:p>
      <text:p text:style-name="P20">PUTIN relationship. Significant favours continue to be done in both</text:p>
      <text:p text:style-name="P20">directions and FRIDMAN and AVEN still giving informal advice to PUTIN,</text:p>
      <text:p text:style-name="P20">especially on the US</text:p>
      <text:p text:style-name="P3"/>
      <text:p text:style-name="P20">- Key intermediary in PUTIN-Alpha relationship identified as Oleg</text:p>
      <text:p text:style-name="P20">GOVORUN, currently Head of a Presidential Administration department</text:p>
      <text:p text:style-name="P20">but throughout the 19905, the Alpha executive who delivered illicit cash</text:p>
      <text:p text:style-name="P20">directly to PUTIN</text:p>
      <text:p text:style-name="P3"/>
      <text:p text:style-name="P20">- PUTIN personally unbothered about Alpha’s current lack of investment in</text:p>
      <text:p text:style-name="P20">Russia but under pressure from colleagues over this and able to exploit it</text:p>
      <text:p text:style-name="P20">as lever over Alpha interlocutors</text:p>
      <text:p text:style-name="P3"/>
      <text:p text:style-name="P16">Detail</text:p>
      <text:p text:style-name="P3"/>
      <text:p text:style-name="P20">1. Speaking to a trusted compatriot in mid-September 2016, a top level</text:p>
      <text:p text:style-name="P20">Russian government official commented on the history and current state</text:p>
      <text:p text:style-name="P20">of relations between President PUTIN and the Alpha Group of businesses</text:p>
      <text:p text:style-name="P20">led by oligarchs Mikhail FRIDMAN, Petr AVEN and German KHAN. The</text:p>
      <text:p text:style-name="P20">Russian government figure reported that although they had had their ups</text:p>
      <text:p text:style-name="P20">and downs, the leading figures in Alpha currently were on very good</text:p>
      <text:p text:style-name="P20">terms with PUTIN. Significant favours continued to be done in both</text:p>
      <text:p text:style-name="P20">directions, primarily political ones for PUTIN and business/legal ones for</text:p>
      <text:p text:style-name="P20">Alpha. Also, FRIDMAN and AVEN continued to give informal advice to</text:p>
      <text:p text:style-name="P20">PUTIN on foreign policy, and especially about the US where he distrusted</text:p>
      <text:p text:style-name="P20">advice being given to him by Officials.</text:p>
      <text:p text:style-name="P3"/>
      <text:p text:style-name="P20"><text:s/></text:p>
      <text:p text:style-name="P3"/>
      <text:p text:style-name="P20">2. Although F RIDMAN recently had met directly with PUTIN in Russia, much</text:p>
      <text:p text:style-name="P20">of the dialogue and business between them was mediated through a</text:p>
      <text:p text:style-name="P20">senior Presidential Administration ofﬁcial, Oleg GOVORUN, who currently</text:p>
      <text:p text:style-name="P20">headed the department therein responsible for Social Co-operation With</text:p>
      <text:p text:style-name="P20">the CIS. GOVORUN was trusted by PUTIN and recently had accompanied</text:p>
      <text:p text:style-name="P20">him to Uzbekistan to pay respects at the tomb of former president</text:p>
      <text:p text:style-name="P20">KARI MOV. However according to the top level Russian government</text:p>
      <text:p text:style-name="P20">official, during the 19903 GOVORUN had been Head of Government</text:p>
      <text:p text:style-name="P20">Relations at Alpha Group and in reality, the “driver” and “bag carrier”</text:p>
      <text:p text:style-name="P20"><text:s/></text:p>
      <text:p text:style-name="P3"/>
      <text:p text:style-name="P20"><text:s/></text:p>
      <text:p text:style-name="P3"/>
      <text:p text:style-name="P12">25</text:p>
      <text:p text:style-name="P6"/>
      <text:p text:style-name="P20">used by FRIDMAN and AVEN to deliver large amounts of illicit cash to the</text:p>
      <text:p text:style-name="P20">Russian president, at that time deputy Mayor of St Petersburg. Given that</text:p>
      <text:p text:style-name="P20">and the continuing sensitivity of the PUTIN-Alpha relationship, and need</text:p>
      <text:p text:style-name="P20">for plausible deniability, much of the contact between them was now</text:p>
      <text:p text:style-name="P20">indirect and entrusted to the relatively low proﬁle GOVORUN.</text:p>
      <text:p text:style-name="P3"/>
      <text:p text:style-name="P20">3. </text:p>
      <text:p text:style-name="P20">The top level Russian government official described the PUTIN-Alpha</text:p>
      <text:p text:style-name="P20">relationship as both carrot and stick. Alpha held ‘kompromat’ on PUTIN</text:p>
      <text:p text:style-name="P20">and his corrupt business activities from the 19905 whilst although not</text:p>
      <text:p text:style-name="P20">personally overly bothered by Alpha’s failure to reinvest the proceeds of</text:p>
      <text:p text:style-name="P20">its TNK oil company sale into the Russian economy since, the Russian</text:p>
      <text:p text:style-name="P20">president was able to use pressure on this count from senior Kremlin</text:p>
      <text:p text:style-name="P20">colleagues as a lever on FRIDMAN and AVEN to make them do his</text:p>
      <text:p text:style-name="P20">political bidding.</text:p>
      <text:p text:style-name="P3"/>
      <text:p text:style-name="P10">14 September 2016</text:p>
      <text:p text:style-name="P6"/>
      <text:p text:style-name="P16">COMPANY INTELLIGENCE REPORT 2016/113</text:p>
      <text:p text:style-name="P3"/>
      <text:p text:style-name="P16">RUSSIA/US PRESIDENTIAL ELECTION- REPUBLICAN CANDIDATE TRUMP'S</text:p>
      <text:p text:style-name="P16">PRIOR ACTIVITIES IN ST PETERSBURG</text:p>
      <text:p text:style-name="P3"/>
      <text:p text:style-name="P16">Summary</text:p>
      <text:p text:style-name="P3"/>
      <text:p text:style-name="P3"/>
      <text:p text:style-name="P20">- Two knowledgeable St Petersburg sources claim Republican candidate</text:p>
      <text:p text:style-name="P20">TRUMP has paid bribes and engaged in sexual activities there but key</text:p>
      <text:p text:style-name="P20">witnesses silenced and evidence hard to obtain</text:p>
      <text:p text:style-name="P3"/>
      <text:p text:style-name="P20">- Both believe Azeri business associate of TRUMP, Araz AGALAROV will</text:p>
      <text:p text:style-name="P20">know the details</text:p>
      <text:p text:style-name="P3"/>
      <text:p text:style-name="P16">Detail</text:p>
      <text:p text:style-name="P3"/>
      <text:p text:style-name="P20">1. </text:p>
      <text:p text:style-name="P20">Speaking to a trusted compatriot in September 2016, two well-placed</text:p>
      <text:p text:style-name="P20">sources based in St Petersburg, one in the political /business elite and the</text:p>
      <text:p text:style-name="P20">other involved in the local services and tourist industry, commented on</text:p>
      <text:p text:style-name="P20">Republican US presidential candidate Donald TRUMP's prior activities in</text:p>
      <text:p text:style-name="P20">the city.</text:p>
      <text:p text:style-name="P3"/>
      <text:p text:style-name="P20">2. </text:p>
      <text:p text:style-name="P20">Both knew TRUMP had visited St Petersburg on several occasions in the</text:p>
      <text:p text:style-name="P20">past and had been interested in doing business deals there involving real</text:p>
      <text:p text:style-name="P20">estate. The local business/ political elite figure reported that TRUMP had</text:p>
      <text:p text:style-name="P20">paid bribes there to further his interests but very discreetly and only</text:p>
      <text:p text:style-name="P20">through afﬁliated companies, making it very hard to prove. The local</text:p>
      <text:p text:style-name="P20">services industry source reported that TRUMP had participated in sex</text:p>
      <text:p text:style-name="P20">parties in the city too, but that all direct witnesses to this recently had</text:p>
      <text:p text:style-name="P20">been "silenced" i.e. bribed or coerced to disappear.</text:p>
      <text:p text:style-name="P3"/>
      <text:p text:style-name="P20">3. </text:p>
      <text:p text:style-name="P20">The two St Petersburg figures cited believed an Azeri business figure,</text:p>
      <text:p text:style-name="P20">Araz AGALAROV (with offices in Baku and London) had been closely</text:p>
      <text:p text:style-name="P20">involved with TRUMP in Russia and would know most of the details of</text:p>
      <text:p text:style-name="P20">what the Republican presidential candidate had got up to there.</text:p>
      <text:p text:style-name="P3"/>
      <text:p text:style-name="P19">14 September 2016</text:p>
      <text:p text:style-name="P3"/>
      <text:p text:style-name="P3"/>
      <text:p text:style-name="P20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3">27</text:span></text:p>
      <text:p text:style-name="P16"/>
      <text:p text:style-name="P39">COMPANY INTELLIGENCE REPORT 2016/130</text:p>
      <text:p text:style-name="P3"/>
      <text:p text:style-name="P16">RUSSIA: KREMLIN ASSESSMENT OF TRUMP AND RUSSIAN INTERFERENCE IN US</text:p>
      <text:p text:style-name="P16">PRESIDENTIAL ELECTION</text:p>
      <text:p text:style-name="P3"/>
      <text:p text:style-name="P16">Summary</text:p>
      <text:p text:style-name="P3"/>
      <text:p text:style-name="P26">Buyer's remorse sets In with Kremlin over TRUMP support operation In US presidential</text:p>
      <text:p text:style-name="P26">election. Russian leadership disappointed that leaked e-malls on CLINTON have not had</text:p>
      <text:p text:style-name="P26">greater impact in campaign</text:p>
      <text:p text:style-name="P3"/>
      <text:p text:style-name="P3"><text:span text:style-name="T7">Russians have. Injected </text:span><text:span text:style-name="T13">further</text:span><text:span text:style-name="T7"> anti-CLINTON material into the plausibly </text:span><text:span text:style-name="T8">deniable</text:span><text:span text:style-name="T7">' leaks</text:span></text:p>
      <text:p text:style-name="P26">pipeline which will continue to surface, but best material already In public domain</text:p>
      <text:p text:style-name="P3"/>
      <text:p text:style-name="P3"><text:span text:style-name="T7">PUTlN angry with senior officials who “overpromised' on TRUMP and </text:span><text:span text:style-name="T13">further</text:span><text:span text:style-name="T7"> heads likely to</text:span></text:p>
      <text:p text:style-name="P26">roll as result. Foreign Minister LAVROV may be next</text:p>
      <text:p text:style-name="P3"/>
      <text:p text:style-name="P26">TRUMP supported by Kremlin because seen as divisive. <text:span text:style-name="T15">anti-establishment</text:span> candidate who</text:p>
      <text:p text:style-name="P26">would shake up current international status quo in Russia's favor. Lead on TRUMP operation</text:p>
      <text:p text:style-name="P26">moved from Foreign Ministry to F83 and then to presidential administration where it now sits</text:p>
      <text:p text:style-name="P3"/>
      <text:p text:style-name="P28">Detail</text:p>
      <text:p text:style-name="P3"/>
      <text:p text:style-name="P26">1.</text:p>
      <text:p text:style-name="P26">Speaking separately in conﬁdence to a trusted compatriot in early October 2016. a senior</text:p>
      <text:p text:style-name="P26">Russian leadership ﬁgure and a Foreign Ministry official reported on recent developments</text:p>
      <text:p text:style-name="P26">concerning the Kremlin's operation to support Republican candidate Donald TRUMP in the</text:p>
      <text:p text:style-name="P26">US presidential election. The senior leadership figure said that a degree at buyer's remorse</text:p>
      <text:p text:style-name="P26">was setting in among Russian leaders concerning TRUMP. PUTIN and his colleagues were</text:p>
      <text:p text:style-name="P26">surprised and disappointed that leaks at Democratic candidate, Hillary CLINTON‘s hacked</text:p>
      <text:p text:style-name="P26">e-malls had not had greater impact on the campaign.</text:p>
      <text:p text:style-name="P3"/>
      <text:p text:style-name="P26">2.</text:p>
      <text:p text:style-name="P26">Continuing on this theme. the senior leadership <text:span text:style-name="T15">fi</text:span>gure commented that a stream of further</text:p>
      <text:p text:style-name="P26">hacked CLINTON material already had been injected by the Kremlin Into compliant western</text:p>
      <text:p text:style-name="P26">media outlets like Wiklleaks, which remained at least “plausibly <text:span text:style-name="T15">deniable</text:span>‘. so the stream of</text:p>
      <text:p text:style-name="P26">these would continue through October and up to the election. However sine understood that</text:p>
      <text:p text:style-name="P26">the best material the Russians had already was out and there were no real game-changers</text:p>
      <text:p text:style-name="P26">to come.</text:p>
      <text:p text:style-name="P3"/>
      <text:p text:style-name="P26">3.</text:p>
      <text:p text:style-name="P26">The Russian Foreign Ministry official, who had: direct access to the TRUMP support</text:p>
      <text:p text:style-name="P26">operation, reported that PUTlN was angry at his subordinate's “over-promising' on the</text:p>
      <text:p text:style-name="P26">Republican presidential candidate, both in terms of his chances and reliability and being</text:p>
      <text:p text:style-name="P26">able to cover and/or contain the US backlash over Kremlin interference. More heads</text:p>
      <text:p text:style-name="P26">therefore were likely to roll, with the MFA the easiest target. ironically, despite hh consistent</text:p>
      <text:p text:style-name="P26">urging of caution on the issue. Foreign Minister LAVROV could be the next one to go.</text:p>
      <text:p text:style-name="P3"/>
      <text:p text:style-name="P3"/>
      <text:p text:style-name="P26">4. Asked to explain why PUTlN and the Kremlin had Ia<text:span text:style-name="T15">u</text:span>nched such an aggressive TRUMP</text:p>
      <text:p text:style-name="P26">support operation In the ﬁrst place, the MFA official said that Flues-Ia needed to meet the</text:p>
      <text:p text:style-name="P26">liberal <text:span text:style-name="T15">international</text:span> status quo, includ<text:span text:style-name="T15">ing</text:span> on Ukraine-related sanctions. which was seriously</text:p>
      <text:p text:style-name="P3"/>
      <text:p text:style-name="P26"><text:s/></text:p>
      <text:p text:style-name="Standard"/>
      <text:p text:style-name="P6"/>
      <text:p text:style-name="P3"/>
      <text:p text:style-name="P20"><text:s text:c="2"/></text:p>
      <text:p text:style-name="P3"/>
      <text:p text:style-name="P26">disadvantaging the country. TRUMP was viewed as divisive In disrupting Hie whole US</text:p>
      <text:p text:style-name="P26">political system; anti-Establishment and a pragmatist with whom they could do business. As</text:p>
      <text:p text:style-name="P26">the TRUMP support operation had gained momentum, control car it had passed [ram the MFA</text:p>
      <text:p text:style-name="P26">in the FSB and than Into the presidential administration where It remained. a refection of its</text:p>
      <text:p text:style-name="P26">growing signiﬁcance over time. There was still a view In the Kremlin that TRUMP would</text:p>
      <text:p text:style-name="P26">continue as a {divisive} political force even If he lost the presidency and may run for and be</text:p>
      <text:p text:style-name="P26">elected to another public office.</text:p>
      <text:p text:style-name="P3"/>
      <text:p text:style-name="P16">12 October 2016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29</text:p>
      <text:p text:style-name="P7"/>
      <text:p text:style-name="P3"><text:span text:style-name="T1">COMPANY INTELLIGENCE REPORT 2</text:span><text:span text:style-name="T11">016/</text:span><text:span text:style-name="T1">134</text:span></text:p>
      <text:p text:style-name="P3"/>
      <text:p text:style-name="P16">RUSSIAIUS PRESIDENTIAL ELECTION: FURTHER DETAILS OF KREMLIN LIAISON 1ill-71'1"}!</text:p>
      <text:p text:style-name="P16">TRUMP CAMPAIGN</text:p>
      <text:p text:style-name="P3"/>
      <text:p text:style-name="P16">Summary</text:p>
      <text:p text:style-name="P3"/>
      <text:p text:style-name="P26">- Close associate of SECHIN conﬁrms his secret meeting in Moscow with Carter PAGE in Jul}?</text:p>
      <text:p text:style-name="P3"/>
      <text:p text:style-name="P26">- <text:span text:style-name="T15">Substance</text:span> included offer of large stake in Rosneft in return for lifting sanctions on Russia. PAGE</text:p>
      <text:p text:style-name="P26">conﬁrms this is TRUMP’s intention</text:p>
      <text:p text:style-name="P3"/>
      <text:p text:style-name="P26">- SECHIN continued to think TRUMP could win presidency up to 1‘? October. Now looking to</text:p>
      <text:p text:style-name="P26">reorientate his engagement with the US</text:p>
      <text:p text:style-name="P3"/>
      <text:p text:style-name="P26">- Kremlin insider highlights importance of TRUMP’s lawyer, Michael COHEN in covert</text:p>
      <text:p text:style-name="P26">relationship with Russia. C<text:span text:style-name="T15">O</text:span>HEN's wife is of Russian descent and her father a leading property</text:p>
      <text:p text:style-name="P26">developer in Moscow</text:p>
      <text:p text:style-name="P3"/>
      <text:p text:style-name="P16">Detail</text:p>
      <text:p text:style-name="P3"/>
      <text:p text:style-name="P26">1. Speaking to a trusted compatriot in mid <text:span text:style-name="T15">O</text:span>ctober 2016, a close associate of Rosneft President</text:p>
      <text:p text:style-name="P26">and PUTIN ally Igor’ SECHIN elaborated on the reported secret meeting between the latter</text:p>
      <text:p text:style-name="P26">and Carter PAGE, of US Republican presidential candidate's foreign policy team, in Moscow in</text:p>
      <text:p text:style-name="P26">July 2016. The secret meeting had been confirmed to him! her by a senior member of SECHIN’s</text:p>
      <text:p text:style-name="P26">staff, in addition to by the Rosneft President himself. It took place on either F or 8 July, the same</text:p>
      <text:p text:style-name="P26">day or the one after Carter PAGE made a public speech to the Higher Economic School in</text:p>
      <text:p text:style-name="P26">Moscow</text:p>
      <text:p text:style-name="P3"/>
      <text:p text:style-name="P26">In terms of the substance of their discussion, SECHIN's associate said that the Rosneft</text:p>
      <text:p text:style-name="P26">President was so keen to lift personal and corporate western sanctions imposed on the</text:p>
      <text:p text:style-name="P26">company, that he offered PAGE/<text:span text:style-name="T15">T</text:span>RUMP's associates the brokerage of up to a 19 per cent</text:p>
      <text:p text:style-name="P26"><text:span text:style-name="T15">(</text:span>privatised) stake in Rosneft in return. PAGE had expressed interest and continued that were</text:p>
      <text:p text:style-name="P26">TRUMP elected US president, then sanctions on Russia would be lifted.</text:p>
      <text:p text:style-name="P3"/>
      <text:p text:style-name="P26">According to SECHIN's close associate, the Rosneft President had continued to believe that</text:p>
      <text:p text:style-name="P26">TRUMP could win the US presidency right up to I? October; when he assessed this was no</text:p>
      <text:p text:style-name="P26">longer possible. SECHIN was keen to re-adapt accordingly and put feelers out to other</text:p>
      <text:p text:style-name="P26">business and political contacts in the US instead.</text:p>
      <text:p text:style-name="P3"/>
      <text:p text:style-name="P26">Speaking separately to the same compatriot in mid-October 2016, a Kremlin insider with direct</text:p>
      <text:p text:style-name="P26">access to the leadership conﬁrmed that a key role in the secret TRUMP campaign I Kremlin</text:p>
      <text:p text:style-name="P26">relationship was being played by the Republican candidate's personal lawyer Michael</text:p>
      <text:p text:style-name="P26">COHEN.</text:p>
      <text:p text:style-name="Standard"/>
      <text:p text:style-name="P8"/>
      <text:p text:style-name="P18">Source Comment</text:p>
      <text:p text:style-name="P3"/>
      <text:p text:style-name="P26">5. </text:p>
      <text:p text:style-name="P26">SECHIN's associate opined that although PAGE had not stated it explicitly, he had</text:p>
      <text:p text:style-name="P26">clearly implied that in terms of his comment on TRUMP's intention to lift Russian sanctions if</text:p>
      <text:p text:style-name="P26">elected president. he was Speaking 1with the Republican candidates authority</text:p>
      <text:p text:style-name="P3"/>
      <text:p text:style-name="P3"><text:span text:style-name="T1">Company Comment</text:span></text:p>
      <text:p text:style-name="P40"/>
      <text:p text:style-name="P3"/>
      <text:p text:style-name="P16">18 October 2016</text:p>
      <text:p text:style-name="P3"/>
      <text:p text:style-name="P20"><text:s/></text:p>
      <text:p text:style-name="P3"/>
      <text:p text:style-name="Standard"/>
      <text:p text:style-name="P6"/>
      <text:p text:style-name="P16">COMPANY INTELLIGENCE REPORT 2016/135</text:p>
      <text:p text:style-name="P3"/>
      <text:p text:style-name="P16">RUSSIA/US PRESIDENTIAL ELECTION: THE IMPORTANT ROLE OF TRUMP</text:p>
      <text:p text:style-name="P16">LAWYER, COHEN IN CAMPAIGN'S SECRET LIAISON WITH THE KREMLIN</text:p>
      <text:p text:style-name="P3"/>
      <text:p text:style-name="P16">Summary</text:p>
      <text:p text:style-name="P3"/>
      <text:p text:style-name="P20">- Kremlin insider outlines important role played by TRUMP’s lawyer</text:p>
      <text:p text:style-name="P20">COHEN in secret liaison with Russian leadership</text:p>
      <text:p text:style-name="P3"/>
      <text:p text:style-name="P20">- COHEN engaged with Russians in trying to cover up scandal of '</text:p>
      <text:p text:style-name="P20">MANAFORT and exposure of PAGE and meets Kremlin ofﬁcials secretly 1n</text:p>
      <text:p text:style-name="P20">the EU in August in pursuit of this goal</text:p>
      <text:p text:style-name="P3"/>
      <text:p text:style-name="P20">- These secret contacts continue but are now farmed out to trusted agents</text:p>
      <text:p text:style-name="P20">in Kremlin-linked institutes so as to remain “plausibly deniable" for</text:p>
      <text:p text:style-name="P20">Russian regime</text:p>
      <text:p text:style-name="P3"/>
      <text:p text:style-name="P20">- Further conﬁrmation that sacking of IVANOV and appointments of VAINO</text:p>
      <text:p text:style-name="P20">and KIRIYENKO linked to need to cover up Kremlin’s TRUMP support</text:p>
      <text:p text:style-name="P20">operation</text:p>
      <text:p text:style-name="P3"/>
      <text:p text:style-name="P16">Detail</text:p>
      <text:p text:style-name="P3"/>
      <text:p text:style-name="P20">1. Speaking in confidence to a longstanding compatriot friend in mid-</text:p>
      <text:p text:style-name="P20">October 2016, a Kremlin insider highlighted the importance of</text:p>
      <text:p text:style-name="P20">Republican presidential candidate Donald TRUMP’s lawyer, Michael</text:p>
      <text:p text:style-name="P20">COHEN, in the ongoing secret liaison relationship between the New York</text:p>
      <text:p text:style-name="P20">tycoon’s campaign and the Russian leadership. COHEN’s role had grown</text:p>
      <text:p text:style-name="P20">following the departure of Paul MANNAFORT as TRUMP’s campaign</text:p>
      <text:p text:style-name="P20">manager in August 2016. Prior to that MANNAFORT had led for the</text:p>
      <text:p text:style-name="P20">TRUMP side.</text:p>
      <text:p text:style-name="P3"/>
      <text:p text:style-name="P20">2. According to the Kremlin insider, COHEN now was heavily engaged in a</text:p>
      <text:p text:style-name="P20">cover up and damage limitation operation in the attempt to prevent the</text:p>
      <text:p text:style-name="P20">full details of TRUMP's relationship with Russia being exposed. In</text:p>
      <text:p text:style-name="P20">pursuit of this aim, COHEN had met secretly with several Russian</text:p>
      <text:p text:style-name="P20">Presidential Administration (PA) Legal Department ofﬁcials in an EU</text:p>
      <text:p text:style-name="P20">country in August 2016. The immediate issues had been to contain</text:p>
      <text:p text:style-name="P20">further scandals involving MANNAFORT's commercial and political role</text:p>
      <text:p text:style-name="P20">in Russia/Ukraine and to limit the damage arising from exposure of</text:p>
      <text:p text:style-name="P20">former TRUMP foreign policy advisor, Carter PAGE’s secret meetings</text:p>
      <text:p text:style-name="P20">with Russian leadership ﬁgures in Moscow the previous month. The</text:p>
      <text:p text:style-name="P3"/>
      <text:p text:style-name="Standard"/>
      <text:p text:style-name="P6"/>
      <text:p text:style-name="P20">overall objective had been to “to sweep it all under the carpet and make</text:p>
      <text:p text:style-name="P20">sure no connections could be fully established or proven.”</text:p>
      <text:p text:style-name="P3"/>
      <text:p text:style-name="P20">3. Things had become even "hotter" since August on the TRUMP—Russia</text:p>
      <text:p text:style-name="P20">track. According to the Kremlin insider, this had meant that direct contact</text:p>
      <text:p text:style-name="P20">between the TRUMP team and Russia had been farmed out by the</text:p>
      <text:p text:style-name="P20">Kremlin to trusted agents of inﬂuence working in pro—government policy</text:p>
      <text:p text:style-name="P20">institutes like that of Law and Comparative Jurisprudence. COHEN</text:p>
      <text:p text:style-name="P20">however continued to lead for the TRUMP team.</text:p>
      <text:p text:style-name="P3"/>
      <text:p text:style-name="P20">4. Referring back to the (surprise) sacking of Sergei IVANOV as Head of PA</text:p>
      <text:p text:style-name="P20">in August 2016, his replacement by Anton VAINO and the appointment of</text:p>
      <text:p text:style-name="P20">former Russian premier Sergei KIRIYENKO to another senior position in</text:p>
      <text:p text:style-name="P20">the PA, the Kremlin insider repeated that this had been directly</text:p>
      <text:p text:style-name="P20">connected to the TRUMP support operation and the need to cover up now</text:p>
      <text:p text:style-name="P20">that it was being exposed by the USG and in the western media.</text:p>
      <text:p text:style-name="P3"/>
      <text:p text:style-name="P16">Company Comment</text:p>
      <text:p text:style-name="P3"/>
      <text:p text:style-name="P20">The Kremlin insider was unsure of the identities of the PA ofﬁcials with whom</text:p>
      <text:p text:style-name="P20">COHEN met secretly in August, or the exact date/s and locations of the</text:p>
      <text:p text:style-name="P20">meeting/s. There were signiﬁcant internal security barriers being erected in the</text:p>
      <text:p text:style-name="P20">PA as the TRUMP issue became more controversial and damaging. However s/he</text:p>
      <text:p text:style-name="P20">continued to try to obtain these.</text:p>
      <text:p text:style-name="P3"/>
      <text:p text:style-name="P16">19 October 2016</text:p>
      <text:p text:style-name="P3"/>
      <text:p text:style-name="P20"><text:s/></text:p>
      <text:p text:style-name="P3"/>
      <text:p text:style-name="Standard"/>
      <text:p text:style-name="P6"/>
      <text:p text:style-name="P16">COMPANY INTELLIGENCE REPORT 2016/166</text:p>
      <text:p text:style-name="P3"/>
      <text:p text:style-name="P16">US/RUSSIA: FURTHER DETAILS OF SECRET DIALOGUE BETWEEN TRUMP</text:p>
      <text:p text:style-name="P16">CAMPAIGN TEAM. KREMLIN AND ASSOCIATED HACKERS IN PRAGUE</text:p>
      <text:p text:style-name="P3"/>
      <text:p text:style-name="P16">Summary</text:p>
      <text:p text:style-name="P3"/>
      <text:p text:style-name="P20">TRUMP'S representative COHEN accompanied to Prague in</text:p>
      <text:p text:style-name="P20">August/September 2016 by 3 colleagues for secret discussions with</text:p>
      <text:p text:style-name="P20">Kremlin representatives and associated operators/hackers</text:p>
      <text:p text:style-name="P3"/>
      <text:p text:style-name="P20">Agenda included how to process deniable cash payments to operatives;</text:p>
      <text:p text:style-name="P20">contingency plans for covering up operations; and action in event of a</text:p>
      <text:p text:style-name="P20">CLINTON election victory</text:p>
      <text:p text:style-name="P3"/>
      <text:p text:style-name="P20">Some further details of Russian representatives/operatives involved;</text:p>
      <text:p text:style-name="P20">Romanian hackers employed; and use of Bulgaria as bolt hole to “lie low”</text:p>
      <text:p text:style-name="P3"/>
      <text:p text:style-name="P20">Anti-CLINTON hackers and other operatives paid by both TRUMP team</text:p>
      <text:p text:style-name="P20">and Kremlin, but with ultimate loyalty to Head of PA, IVANOV and his</text:p>
      <text:p text:style-name="P20">successor/s</text:p>
      <text:p text:style-name="P3"/>
      <text:p text:style-name="P16">Detail</text:p>
      <text:p text:style-name="P3"/>
      <text:p text:style-name="P20">1. </text:p>
      <text:p text:style-name="P20">We reported previously (2016/13S and /136) on secret meeting/s held</text:p>
      <text:p text:style-name="P20">in Prague, Czech Republic in August 2016 between then Republican</text:p>
      <text:p text:style-name="P20">presidential candidate Donald TRUMP'S representative, Michael COHEN</text:p>
      <text:p text:style-name="P20">and his interlocutors from the Kremlin working under cover of Russian</text:p>
      <text:p text:style-name="P20">'NGO' Rossotrudnichestvo.</text:p>
      <text:p text:style-name="P3"/>
      <text:p text:style-name="P20">2.</text:p>
      <text:p text:style-name="P20">________________________________________________________________</text:p>
      <text:p text:style-name="P20">provided further details of these meeting/s and associated anti-</text:p>
      <text:p text:style-name="P20">CLINTON /Democratic Party operations. COHEN had been accompanied</text:p>
      <text:p text:style-name="P20">to Prague by 3 colleagues and the timing of the visit was either in the last</text:p>
      <text:p text:style-name="P20">week of August or the first week of September. One of their main Russian</text:p>
      <text:p text:style-name="P20">interlocutors was Oleg SOLODUKHIN operating under</text:p>
      <text:p text:style-name="P20">Rossotrudnichestvo cover. According to ________________, the agenda</text:p>
      <text:p text:style-name="P20">comprised questions on how deniable cash payments were to be made to</text:p>
      <text:p text:style-name="P20">hackers who had worked in Europe under Kremlin direction against the</text:p>
      <text:p text:style-name="P20">CLINTON campaign and various contingencies for covering up these</text:p>
      <text:p text:style-name="P20">operations and Moscow's secret liaison with the TRUMP team more</text:p>
      <text:p text:style-name="P20">generally.</text:p>
      <text:p text:style-name="P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34</text:p>
      <text:p text:style-name="P6"/>
      <text:p text:style-name="P20">3.</text:p>
      <text:p text:style-name="P20">__________________ reported that over the period March-September 2016</text:p>
      <text:p text:style-name="P20">a company called <text:span text:style-name="T16">XBT/Webzilla</text:span> and its affiliates had been using hornets</text:p>
      <text:p text:style-name="P20">and porn trafﬁc to transmit viruses, plant bugs, steal data and conduct</text:p>
      <text:p text:style-name="P20">“altering operations" against the Democratic Party leadership. Entities</text:p>
      <text:p text:style-name="P20">linked to one Aleksei GUBAROV were involved and he and another</text:p>
      <text:p text:style-name="P20">hacking expert, both recruited under duress by the FSB, Seva</text:p>
      <text:p text:style-name="P20">KAPSUGOVICH, were significant players in this operation. In Prague.</text:p>
      <text:p text:style-name="P20">COHEN agreed contingency plans for various scenarios to protect the</text:p>
      <text:p text:style-name="P20">operation, but in particular what was to be done in the event that Hillary</text:p>
      <text:p text:style-name="P20">CLINTON won the presidency. [t was important in this event that all cash</text:p>
      <text:p text:style-name="P3"><text:span text:style-name="T3">payments owed were made quickly and discreetly and that </text:span><text:span text:style-name="T5">cyber</text:span><text:span text:style-name="T3"> and</text:span></text:p>
      <text:p text:style-name="P20">other operators were stood down/able to go effectively to ground to</text:p>
      <text:p text:style-name="P20">cover their traces. (We reported earlier that the involvement of political</text:p>
      <text:p text:style-name="P20">operatives Paul MANAFORT and Carter PAGE in the secret TRUMP-</text:p>
      <text:p text:style-name="P20">Kremlin liaison had been exposed in the media in the run-up to Prague</text:p>
      <text:p text:style-name="P20">and that damage limitation of these also was discussed by COHEN with</text:p>
      <text:p text:style-name="P20">the Kremlin representatives).</text:p>
      <text:p text:style-name="P3"/>
      <text:p text:style-name="P20">4.</text:p>
      <text:p text:style-name="P20">In terms of practical measures to be taken, it was agreed by the two sides</text:p>
      <text:p text:style-name="P20">in Prague to stand down various "Romanian hackers” (presumably based</text:p>
      <text:p text:style-name="P20">in their homeland or neighbouring eastern Europe) and that other</text:p>
      <text:p text:style-name="P20">operatives should head for a bolt-hole in P<text:span text:style-name="T17">l</text:span>ovdiv, Bulgaria where they</text:p>
      <text:p text:style-name="P20">should “lay low". 0n payments, <text:span text:style-name="T17">I</text:span>VANOV's associate said that the</text:p>
      <text:p text:style-name="P20">operatives involved had been paid by both TRUMP’S team and the</text:p>
      <text:p text:style-name="P20">Kremlin, though their orders and ultimate loyalty lay with <text:span text:style-name="T17">I</text:span>VANOV, as</text:p>
      <text:p text:style-name="P20">Head of the PA and thus ultimately responsible for the operation, and his</text:p>
      <text:p text:style-name="P20">designated successor/s after he was dismissed by president PUTIN in</text:p>
      <text:p text:style-name="P20">connection with the anti-CLINTON operation in mid August.</text:p>
      <text:p text:style-name="P3"/>
      <text:p text:style-name="P16">13 December 2016</text:p>
      <text:p text:style-name="P3"/>
      <text:p text:style-name="P20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6">3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FreeSans1" svg:font-family="FreeSans" style:font-family-generic="swiss" style:font-pitch="variable"/>
    <style:font-face style:name="Caladea1" svg:font-family="Caladea" style:font-family-generic="system" style:font-pitch="variable"/>
    <style:font-face style:name="Courier1" svg:font-family="Courier" style:font-family-generic="system" style:font-pitch="variable"/>
    <style:font-face style:name="Courier New1" svg:font-family="'Courier New'" style:font-family-generic="system" style:font-pitch="variable"/>
    <style:font-face style:name="FreeSans2" svg:font-family="FreeSans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2681in" fo:page-height="11.6929in" style:num-format="1" style:print-orientation="portrait" fo:margin-top="0.7874in" fo:margin-bottom="0.5in" fo:margin-left="0.7874in" fo:margin-right="0.7874in" fo:background-color="#ffffff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7-01-14T21:54:37.925093653</dc:date>
    <meta:editing-duration>PT3M10S</meta:editing-duration>
    <meta:editing-cycles>1</meta:editing-cycles>
    <meta:document-statistic meta:table-count="0" meta:image-count="0" meta:object-count="0" meta:page-count="35" meta:paragraph-count="1011" meta:word-count="9094" meta:character-count="58435" meta:non-whitespace-character-count="50308"/>
  </office:meta>
</office:document-meta>
</file>